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80E3A131A0B096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5.1000003814697pt" style:font-size-asian="15.1000003814697pt" style:font-name-complex="osifont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80E3A131A0B09673.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783cm" svg:height="0.516cm" svg:x="18.643cm" svg:y="15.46cm" svg:viewBox="0 0 4784 517" svg:d="M259 406v-179h-207v179h-52v-385h52v163h207v-163h53v385zM473 412c-30 0-52-8-67-24-15-15-22-37-22-64 0-31 10-54 30-71s52-26 97-27l66-1v-16c0-24-5-41-15-51-10-11-26-16-48-16s-38 4-48 11c-10 8-16 20-18 36l-51-5c8-53 48-79 118-79 37 0 65 8 84 25s28 42 28 74v128c0 15 2 26 6 33s11 11 22 11c4 0 10-1 16-2v31c-13 2-25 4-38 4-18 0-32-5-40-14-8-10-13-25-14-45h-2c-12 22-27 38-43 48-17 9-37 14-61 14zM484 375c18 0 34-4 48-12 14-9 25-20 33-34s12-29 12-44v-24l-53 1c-24 0-41 2-53 7-12 4-21 11-27 20-7 9-10 21-10 36 0 16 5 28 13 37 9 8 21 13 37 13zM895 406v-188c0-19-2-34-5-45-4-11-10-19-19-23-8-5-20-7-37-7-23 0-42 8-55 24-14 16-21 38-21 67v172h-49v-233c0-34-1-55-2-63h47c0 1 0 3 0 7s1 9 1 14 1 15 1 30h1c11-21 24-35 39-44 15-8 33-12 55-12 32 0 56 8 71 24s23 42 23 80v197zM1205 359c-10 19-22 32-37 40-15 9-33 13-55 13-38 0-65-13-83-38-17-25-26-63-26-114 0-104 36-155 109-155 22 0 41 4 56 12 14 8 26 21 36 39v-33-123h49v345c0 31 0 51 1 61h-47c0-3-1-9-1-20-1-10-1-20-1-27zM1056 258c0 42 5 71 16 89s29 27 53 27c28 0 48-10 61-29 12-19 19-49 19-90 0-40-7-69-19-87-13-18-33-27-60-27-25 0-43 9-54 27-11 19-16 48-16 90zM1329 406v-406h49v406zM1490 269c0 34 7 60 21 78 14 19 35 28 62 28 21 0 38-4 51-13s21-19 26-32l43 12c-18 46-58 70-120 70-44 0-77-13-100-39s-34-65-34-116c0-50 11-87 34-113s55-39 98-39c86 0 130 52 130 158v6zM1650 230c-3-31-11-53-24-68-13-14-32-21-56-21s-43 8-57 24-21 38-22 65zM1717 517v-35h325v35zM2323 257c0 103-36 155-109 155-22 0-41-4-55-12-15-9-27-22-37-40 0 6 0 15-1 26-1 12-2 18-2 20h-47c1-10 1-30 1-61v-345h49v116c0 12 0 26-1 42h1c10-19 22-33 37-41s33-12 55-12c38 0 65 12 83 37 17 25 26 63 26 115zM2271 259c0-42-5-72-16-90-11-17-29-26-53-26-28 0-48 9-61 28-12 19-19 49-19 91 0 39 7 67 19 86 12 18 32 27 60 27 25 0 43-9 54-27s16-48 16-89zM2459 412c-30 0-52-8-67-24-15-15-22-37-22-64 0-31 10-54 30-71s52-26 97-27l66-1v-16c0-24-5-41-15-51-10-11-26-16-48-16s-38 4-48 11c-10 8-16 20-18 36l-51-5c8-53 48-79 118-79 37 0 65 8 84 25s28 42 28 74v128c0 15 2 26 6 33s11 11 21 11c5 0 11-1 17-2v31c-13 2-25 4-38 4-18 0-32-5-40-14-8-10-13-25-14-45h-2c-12 22-27 38-43 48-17 9-37 14-61 14zM2470 375c18 0 34-4 48-12 14-9 25-20 33-34s12-29 12-44v-24l-53 1c-24 0-41 2-53 7-12 4-21 11-27 20-7 9-10 21-10 36 0 16 4 28 13 37 9 8 21 13 37 13zM2695 406v-227c0-21-1-44-2-69h47c1 34 2 54 2 60h1c8-25 17-42 27-51 10-10 25-14 43-14 7 0 13 1 20 2v45c-7-1-15-2-26-2-21 0-36 8-47 26s-16 43-16 76v154zM2834 517v-35h326v35zM3191 47v-47h49v47zM3191 406v-296h49v296zM3503 406v-188c0-19-2-34-6-45s-10-19-18-23c-8-5-21-7-37-7-24 0-42 8-56 24-13 16-20 38-20 67v172h-49v-233c0-34-1-55-2-63h46c1 1 1 3 1 7s0 9 1 14c0 5 0 15 0 30h1c12-21 25-35 40-44 14-8 33-12 55-12 32 0 56 8 71 24s22 42 22 80v197zM3847 325c0 27-10 49-31 64s-51 23-88 23-65-6-85-18c-20-13-33-31-39-57l43-9c4 16 13 28 26 35 13 8 31 11 55 11 25 0 43-4 54-11 12-8 18-19 18-35 0-11-4-21-12-28s-21-13-39-18l-35-9c-28-7-49-15-60-22-12-8-22-16-28-26-7-10-11-22-11-37 0-27 10-47 29-61s47-22 84-22c33 0 59 6 78 18 19 11 31 29 36 55l-44 5c-3-13-10-23-22-30s-28-10-48-10c-22 0-38 3-49 10-10 6-16 17-16 30 0 9 2 15 7 21 4 5 11 10 19 14 9 4 27 9 54 16 26 6 45 12 56 19 12 5 21 11 27 18 7 7 12 15 16 24 3 8 5 18 5 30zM3946 269c0 34 7 60 21 78 14 19 34 28 61 28 21 0 38-4 51-13s22-19 26-32l43 12c-17 46-58 70-120 70-44 0-77-13-100-39s-34-65-34-116c0-50 11-87 34-113s56-39 98-39c87 0 130 52 130 158v6zM4105 230c-2-31-10-53-23-68-13-14-32-21-57-21-24 0-42 8-56 24s-22 38-23 65zM4219 406v-227c0-21 0-44-1-69h46c2 34 2 54 2 60h1c8-25 17-42 27-51 11-10 25-14 43-14 7 0 14 1 20 2v45c-6-1-15-2-26-2-20 0-36 8-46 26-11 18-17 43-17 76v154zM4518 404c-16 4-33 7-50 7-39 0-59-23-59-67v-198h-34v-36h36l15-66h32v66h55v36h-55v187c0 14 3 24 7 30 5 6 13 9 25 9 6 0 16-2 28-4zM4784 325c0 27-11 49-32 64s-50 23-88 23c-37 0-65-6-85-18-20-13-33-31-39-57l44-9c4 16 12 28 26 35 13 8 31 11 54 11 25 0 43-4 55-11 11-8 17-19 17-35 0-11-4-21-12-28s-21-13-39-18l-35-9c-28-7-48-15-60-22-12-8-21-16-28-26s-10-22-10-37c0-27 10-47 29-61s47-22 84-22c32 0 58 6 77 18 19 11 32 29 37 55l-44 5c-3-13-11-23-22-30-12-7-28-10-48-10-22 0-39 3-49 10-11 6-16 17-16 30 0 9 2 15 6 21 5 5 11 10 20 14 8 4 26 9 54 16 26 6 44 12 56 19 11 5 20 11 27 18s12 15 15 24c4 8 6 18 6 30z">
          <text:p/>
        </draw:path>
        <draw:path draw:style-name="gr2" draw:text-style-name="P2" draw:layer="layout" svg:width="4.789cm" svg:height="0.521cm" svg:x="18.64cm" svg:y="15.458cm" svg:viewBox="0 0 4790 522" svg:d="M260 407v-178h2v3h-207v-3h3v178 3h-3-52-3v-3-384-3h3 52 3v3 163h-3v-3h207v3h-2v-163-3h2 53 2v3 384 3h-2-53-2zM262 404h53v3h-3v-384h3v3h-53v-3h3v163 2h-3-207-3v-2-163h3v3h-52v-3h2v384h-2v-3h52v3h-3v-178-3h3 207 3v3 178h-3zM476 416c-30 0-54-9-69-25s-23-38-23-66c0-31 10-56 31-73 21-16 54-25 99-27l66-1v3h-2v-16c0-23-5-40-15-49-10-10-25-15-46-15-22 0-37 3-46 10-10 8-15 18-17 34v3h-3l-51-5h-3v-3c9-54 50-82 121-82 38 0 67 9 86 26 19 18 29 43 29 76v127c0 14 2 25 5 32 4 6 9 9 20 9 4 0 9 0 15-2h3v3 31 2h-2c-12 3-25 5-38 5-19 0-33-5-42-16-9-10-14-25-15-46h3v3h-2v-3l3 1c-13 23-28 39-45 49s-38 15-62 15zM476 410c23 0 43-5 59-14s30-24 43-47l1-1h1 2 3v3c1 20 5 34 13 43s20 13 38 13c12 0 25-1 37-4l1 3h-3v-31h3v3c-6 1-12 2-16 2-12 0-21-5-25-13s-6-19-6-34v-127c0-32-9-55-27-72-18-16-45-24-82-24-70 0-107 25-115 77l-3-1v-3l51 5v3h-3c2-17 9-30 19-38 11-8 28-12 50-12s39 6 50 17c11 10 16 29 16 53v16 3h-3l-66 1v-3 3c-44 1-76 10-95 26-20 16-29 38-29 68 0 27 7 47 21 62 15 15 36 23 65 23zM487 373c18 0 33-4 47-12 13-8 24-19 32-32 8-14 12-28 12-43v-24h2v2l-53 1c-23 1-40 3-52 7-11 5-20 11-26 20-6 8-9 19-9 34s4 26 12 35c8 8 20 12 35 12zM487 379c-16 0-30-5-39-14s-14-23-14-39c0-15 4-28 10-38 7-9 17-16 29-21 12-4 30-7 54-7v3-3l53-1h3v3 24c0 15-4 31-12 45-9 15-20 27-35 35-14 8-31 13-49 13zM895 407v-187c0-19-1-34-5-44s-9-17-17-22c-8-4-20-7-36-7-23 0-40 8-53 24-14 15-20 37-20 65v171 3h-3-49-3v-3-232c0-34 0-55-1-62l-1-4h3 47 2l1 3c0 1 0 3 0 7s1 9 1 14 0 15 1 30h-3v-3h1v3l-3-2c12-20 25-35 41-44 15-9 34-13 56-13 33 0 58 8 73 25 16 16 23 44 23 82v196 3h-2-50-3zM898 404h50v3h-3v-196c0-37-7-63-22-78-14-16-37-23-69-23-22 0-39 4-54 12-14 8-27 22-38 42l-1 1h-1-1-3v-2c0-15-1-24-1-30 0-5 0-9-1-13 0-4 0-7 0-7l3-1v3h-47v-3h3c1 8 2 29 2 63v232h-3v-3h49v3h-3v-171c0-29 7-52 21-69s34-25 58-25c17 0 30 2 39 7 8 5 15 14 19 25s6 27 6 46v187h-3zM1210 361c-9 19-22 33-37 42-16 8-35 13-57 13-38 0-67-14-85-39-18-26-27-65-27-116 0-104 38-157 112-157 22 0 42 4 57 12 15 9 28 22 37 41l-2 1v-3 3h-3v-33-123-2h3 49 2v2 344c0 31 1 51 2 61v3h-3-47-2v-2c-1-3-2-10-2-21-1-10-1-20-1-27h3v3h-1v-3zM1208 357h1 2v3c0 7 1 16 1 27 1 10 2 17 2 20h-3v-3h47v3l-3 1c-1-10-1-31-1-62v-344h3v3h-49v-3h2v123h-2 2l1 33v3h-3-2l-1-2c-9-17-20-30-35-38-14-8-32-11-54-11-71 0-106 49-106 151 0 51 8 88 26 112 17 25 43 37 80 37 21 0 39-4 54-12s26-21 35-39l1-2zM1061 259c0 41 6 70 16 88 11 17 27 25 51 25 27 0 46-9 58-28 13-19 19-48 19-88 0-39-6-66-19-84-12-18-30-26-57-26-24 0-41 8-51 26-11 18-17 47-17 87zM1056 259c0-41 5-71 17-90 11-19 30-29 56-29 28 0 49 10 62 29 13 18 19 48 19 87 0 41-6 72-19 91-13 20-34 31-63 31-25 0-44-10-55-29-12-18-17-48-17-90zM1329 407v-405-2h3 49 2v2 405 3h-2-49-3zM1332 404h49v3h-3v-405h3v3h-49v-3h2v405h-2zM1496 270c0 33 7 59 21 77 13 17 32 26 59 26 21 0 37-4 49-12 13-9 21-19 25-31l1-3 3 1 43 12 3 1-1 3c-18 47-60 72-123 72-44 0-79-14-102-40-23-27-35-67-35-118 0-49 12-88 35-114 23-27 57-40 100-40 88 0 133 54 133 160v6 3h-3-211v-3zM1493 267h211v3h-3v-6c0-104-42-154-127-154-42 0-74 12-96 38-22 25-33 61-33 110 0 51 11 88 33 114 22 25 55 38 98 38 61 0 100-23 117-68l3 1-1 3-43-13 1-2 3 1c-5 13-14 25-28 33-13 9-31 14-52 14-28 0-50-10-64-29s-22-46-22-80v-3zM1650 233c-2-31-10-53-23-67-12-14-30-20-54-20-23 0-41 7-55 23-13 15-20 36-21 64l-3-1v-2h159v2zM1653 235h-159-3v-3c1-28 9-51 23-67 15-16 35-25 59-25 25 0 45 8 58 22 14 15 22 39 25 70v3zM1717 519v-35-3h3 325 3v3 35 3h-3-325-3zM1720 516h325v3h-3v-35h3v3h-325v-3h3v35h-3zM2329 258c0 104-38 158-112 158-22 0-42-5-57-13s-28-22-37-40l2-2v3-3h3c0 6-1 15-1 26-1 12-2 19-2 21l-1 2h-2-47-4l1-3c1-10 1-30 1-61v-344-2h3 49 3v2 116c0 12 0 26-1 42h-3v-3h1v3l-2-2c9-19 22-33 37-42 16-8 35-12 57-12 38 0 67 13 85 39 18 25 27 64 27 115zM2323 258c0-50-9-87-26-112s-43-36-80-36c-22 0-39 3-54 11s-26 21-35 40l-1 1h-2-1-3v-3c1-16 2-29 2-41v-116h2v3h-49v-3h3v344c0 31 0 52-2 62l-2-1v-3h47v3h-3c1-2 1-8 2-20s1-20 1-26v-2h3 2l1 1c9 18 20 30 35 38 14 8 32 12 54 12 71 0 106-50 106-152zM2271 260c0-41-5-70-15-87-11-17-27-26-51-26-27 0-46 9-58 28-13 18-19 47-19 88 0 38 6 66 18 84s31 27 58 27c24 0 41-9 51-26 11-18 16-47 16-88zM2277 260c0 41-6 72-17 90-11 19-30 29-56 29-28 0-50-10-62-29-13-19-19-48-19-87 0-41 6-72 19-92 13-19 34-29 63-29 25 0 44 9 55 28 12 18 17 48 17 90zM2462 416c-30 0-54-9-69-25s-23-38-23-66c0-31 10-56 31-73 21-16 54-25 99-27l66-1v3h-2v-16c0-23-5-40-15-49-10-10-25-15-46-15-22 0-37 3-46 10-10 8-15 18-17 34v3h-3l-51-5h-3v-3c9-54 50-82 121-82 38 0 67 9 86 26 19 18 29 43 29 76v127c0 14 2 25 5 32 4 6 9 9 19 9 5 0 10 0 16-2h3v3 31 2h-2c-12 3-25 5-38 5-19 0-33-5-42-16-9-10-14-25-15-46h3v3h-2v-3l3 1c-13 23-28 39-45 49s-38 15-62 15zM2462 410c23 0 43-5 59-14s30-24 43-47l1-1h1 2 3v3c1 20 5 34 13 43s20 13 38 13c12 0 25-1 37-4l1 3h-3v-31h3v3c-6 1-12 2-17 2-11 0-20-5-24-13s-6-19-6-34v-127c0-32-9-55-27-72-18-16-45-24-82-24-70 0-107 25-115 77l-3-1v-3l51 5v3h-3c2-17 9-30 19-38 11-8 28-12 50-12s39 6 50 17c11 10 16 29 16 53v16 3h-3l-66 1v-3 3c-44 1-76 10-95 26-20 16-30 38-30 68 0 27 8 47 22 62 15 15 36 23 65 23zM2473 373c18 0 33-4 47-12 13-8 24-19 32-32 8-14 12-28 12-43v-24h2v2l-53 1c-23 1-40 3-52 7-11 5-20 11-26 20-6 8-9 19-9 34s4 26 12 35c8 8 20 12 35 12zM2473 379c-16 0-30-5-39-14s-14-23-14-39c0-15 4-28 10-38 7-9 17-16 29-21 12-4 30-7 54-7v3-3l53-1h3v3 24c0 15-4 31-12 45-9 15-20 27-35 35-14 8-31 13-49 13zM2695 407v-226c0-21 0-44-1-69l-1-3h3 47 2l1 3c1 33 2 54 2 60h-3v-2h1v2h-3c8-26 18-44 28-54 11-9 26-14 45-14 7 0 14 1 21 3h2v2 45 4l-4-1c-6-2-14-3-25-3-20 0-34 9-44 25-11 18-16 42-16 74v154 3h-3-49-3zM2698 404h49v3h-3v-154c0-33 6-59 17-77s28-27 49-27c11 0 20 1 27 3l-1 2h-3v-45h3l-1 3c-6-2-13-2-19-2-18 0-31 4-41 13s-19 25-26 50l-1 2h-2-1-3v-3c0-6-1-26-2-60h3v3h-47v-3h3c1 25 2 48 2 69v226h-3zM2834 519v-35-3h3 326 3v3 35 3h-3-326-3zM2837 516h326v3h-2v-35h2v3h-326v-3h3v35h-3zM3191 49v-47-2h3 49 3v2 47 3h-3-49-3zM3194 47h49v2h-3v-47h3v3h-49v-3h3v47h-3zM3191 407v-295-3h3 49 3v3 295 3h-3-49-3zM3194 404h49v3h-3v-295h3v3h-49v-3h3v295h-3zM3503 407v-187c0-19-2-34-6-44-3-10-9-17-16-22-8-4-20-7-36-7-23 0-40 8-54 24-13 15-19 37-19 65v171 3h-3-49-3v-3-232c0-34-1-55-2-62v-4h3 46 3v3c0 1 1 3 1 7s0 9 0 14c1 5 1 15 1 30h-3v-3h1v3l-2-2c11-20 25-35 40-44s34-13 57-13c33 0 57 8 73 25 15 16 23 44 23 82v196 3h-3-49-3zM3506 404h49v3h-3v-196c0-37-7-63-21-78-15-16-37-23-69-23-22 0-40 4-54 12-15 8-27 22-38 42l-1 1h-2-1-2v-2c-1-15-1-24-1-30-1-5-1-9-1-13s0-7 0-7l2-1v3h-46v-3h3c1 8 1 29 1 63v232h-2v-3h49v3h-3v-171c0-29 7-52 21-69s34-25 58-25c17 0 30 2 38 7 9 5 16 14 20 25s6 27 6 46v187h-3zM3853 326c0 28-11 51-33 66-21 16-51 24-89 24-37 0-67-7-87-19s-34-32-40-58l-1-3 3-1 44-8 2-1 1 3c4 15 12 26 24 33 13 7 31 10 54 10 24 0 42-3 53-11 11-7 16-17 16-32 0-11-4-19-11-26-8-7-20-12-38-17l1-3-1 3-35-9 1-3-1 3c-28-8-49-15-61-22s-22-16-29-26c-7-11-10-24-10-39 0-27 10-49 30-64 19-14 48-21 85-21 33 0 60 6 79 17 20 12 33 31 38 57v3l-3 1-44 5h-2l-1-2c-2-13-9-22-20-28-12-7-27-11-47-11-22 0-37 4-47 10s-15 15-15 28c0 8 2 14 6 19s10 10 18 13c9 4 26 9 54 16 26 6 45 13 57 18 11 6 21 12 27 19 7 7 13 15 16 24 4 10 6 20 6 32zM3847 326c0-11-1-21-5-29-3-9-8-16-15-23-6-6-15-12-26-18-11-5-30-11-56-18l1-2-1 2c-27-6-45-12-54-16-9-3-16-9-20-14-5-6-8-14-8-23 0-14 6-26 18-33 11-7 28-10 50-10 20 0 37 3 49 11 13 7 21 18 24 32h-3v-3l44-5v3h-3c-5-24-16-42-35-53s-44-17-76-17c-36 0-63 7-82 21s-28 33-28 59c0 14 3 26 10 35 6 10 15 18 27 25s31 14 59 21l36 9c18 5 31 11 39 19 9 8 13 18 13 30 0 16-6 29-18 37s-31 12-56 12c-24 0-43-4-56-11-14-8-23-20-28-37l3-1 1 3-44 9v-3l2-1c6 25 19 43 38 55 20 12 47 18 84 18s66-7 86-22c21-15 30-35 30-62zM3951 270c0 33 7 59 21 77 13 17 33 26 59 26 21 0 37-4 49-12 13-9 21-19 25-31l1-3 3 1 43 12 3 1-1 3c-18 47-60 72-123 72-44 0-79-14-102-40-23-27-35-67-35-118 0-49 12-88 35-114 23-27 57-40 100-40 88 0 133 54 133 160v6 3h-3-210v-3zM3949 267h210v3h-3v-6c0-104-42-154-127-154-42 0-73 12-96 38-22 25-33 61-33 110 0 51 11 88 33 114 23 25 55 38 98 38 62 0 100-23 118-68l2 1-1 3-43-13 1-2 3 1c-5 13-14 25-27 33-14 9-31 14-53 14-28 0-49-10-64-29-14-19-21-46-21-80v-3zM4106 233c-3-31-11-53-23-67-13-14-31-20-55-20-23 0-41 7-54 23-14 15-21 36-22 64l-3-1v-2h159v2zM4108 235h-159-3v-3c1-28 9-51 24-67 14-16 34-25 58-25 25 0 45 8 59 22 13 15 21 39 24 70l1 3zM4220 407v-226c0-21-1-44-2-69v-3h3 46 3v3c1 33 2 54 2 60h-3v-2h1v2h-2c8-26 17-44 27-54 11-9 26-14 45-14 7 0 14 1 21 3h2v2 45 4l-3-1c-7-2-15-3-26-3-19 0-34 9-44 25-11 18-16 42-16 74v154 3h-3-49-2zM4222 404h49v3h-2v-154c0-33 5-59 16-77s28-27 49-27c11 0 20 1 27 3l-1 2h-2v-45h2v3c-7-2-13-2-20-2-18 0-31 4-41 13s-18 25-26 50l-1 2h-2-1-3v-3c0-6 0-26-2-60h3v3h-46v-3h3c1 25 1 48 1 69v226h-3zM4522 408c-17 4-34 6-51 6-40 0-61-24-61-69v-197h2v3h-34-3v-3-36-3h3 36v3h-3l15-66v-3h3 32 3v3 66h-3v-3h55 3v3 36 3h-3-55v-3h3v186c0 14 2 23 7 28 4 5 11 8 22 8 6 0 15-1 27-4l4-1v4 36 2zM4518 405v-36h3v3c-12 2-22 3-28 3-12 0-22-3-27-9s-7-17-7-32v-186-3h2 55v3h-3v-36h3v3h-55-2v-3-66h2v3h-32v-3l2 1-14 66v2h-3-36v-3h3v36h-3v-3h34 3v3 197c0 43 18 64 56 64 17 0 33-2 49-7l1 3zM4790 326c0 28-11 51-33 66-21 16-52 24-90 24-37 0-66-7-86-19-21-12-34-32-40-58l-1-3 3-1 43-8 3-1v3c4 15 12 26 25 33s30 10 53 10c25 0 42-3 53-11 11-7 16-17 16-32 0-11-3-19-11-26-7-7-20-12-37-17v-3 3l-35-9v-3 3c-29-8-49-15-61-22-13-7-22-16-29-26-7-11-11-24-11-39 0-27 10-49 30-64 20-14 49-21 86-21 33 0 59 6 79 17 19 12 32 31 37 57l1 3-3 1-44 5h-3v-2c-3-13-9-22-21-28-11-7-27-11-46-11-22 0-38 4-48 10s-14 15-14 28c0 8 2 14 6 19s10 10 18 13c8 4 26 9 53 16 26 6 45 13 57 18 12 6 21 12 28 19s12 15 16 24c4 10 6 20 6 32zM4784 326c0-11-2-21-5-29-4-9-9-16-15-23-6-6-15-12-26-18-12-5-30-11-56-18l1-2-1 2c-28-6-46-12-54-16-9-3-16-9-21-14-5-6-7-14-7-23 0-14 6-26 17-33s28-10 51-10c20 0 37 3 49 11 12 7 20 18 23 32h-2l-1-3 44-5 1 3h-3c-5-24-17-42-35-53-19-11-44-17-76-17-37 0-64 7-83 21-18 14-27 33-27 59 0 14 3 26 9 35 7 10 16 18 28 25 11 7 31 14 59 21l35 9c18 5 32 11 40 19 9 8 13 18 13 30 0 16-6 29-19 37-12 8-31 12-56 12-23 0-42-4-56-11-13-8-23-20-27-37l3-1v3l-43 9-1-3 3-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6cm" svg:height="0.28cm" svg:x="18.593cm" svg:y="18.847cm" svg:viewBox="0 0 1867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697 277v-30h69v-210l-61 44v-33l64-44h32v243h66v30z">
          <text:p/>
        </draw:path>
        <draw:path draw:style-name="gr2" draw:text-style-name="P2" draw:layer="layout" svg:width="1.87cm" svg:height="0.284cm" svg:x="18.591cm" svg:y="18.845cm" svg:viewBox="0 0 1871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3-38c-16-24-24-59-24-105 0-47 8-82 23-106 17-24 42-36 75-36s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697 279v-30-2h2 69v2h-2v-210h2l1 2-61 44-3 2v-4-33-1h1l64-44 1-1h32 2v2 243h-2v-2h66 2v2 30 2h-2-170-2zM1699 277h170v2h-2v-30h2v1h-66-2v-1-243h2v2h-32v-2l1 2-64 44-1-2h2v33h-2l-1-1 61-44 3-2v3 210 1h-2-69v-1h2v30h-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12.088cm" svg:height="4.178cm" svg:x="1.485cm" svg:y="2.466cm" svg:viewBox="0 0 12089 4179" svg:d="M12073 553c10-23 16-47 16-70 0-95-86-190-245-269-157-79-387-141-650-178-263-36-558-46-838-27-279 18-541 65-742 132l-641 214c-73 24-142 49-215 73l-119 40c-73 24-149 48-221 72l-1283 427c-72 25-142 50-215 74l-119 40c-73 24-148 47-221 71l-1282 428c-73 24-143 49-215 74l-120 39c-72 25-148 48-220 72l-1284 428c-73 24-143 49-215 73l-119 40c-73 24-149 47-221 72l-1283 427c-72 24-142 49-215 74l-119 40c-73 24-148 47-221 71l-641 214c-134 45-242 98-314 157-73 58-111 121-111 185 0 23 6 47 16 70l70 158c14 33 39 65 74 96l18 16c163 144 534 250 986 283 451 32 921-14 1247-123l9189-3064c137-45 243-100 311-160 226-200 4-425-534-541s-1246-91-1699 60l-9189 3063c-378 126-500 314-311 482l-18-16c-35-31-60-63-74-96-32-71-13-144 55-212 67-68 182-130 334-181l641-213 218-73 119-40 218-72 1283-428 218-73 119-39 218-73 1284-427 217-73 120-40 218-72 1282-428 218-73 119-39 218-73 1283-428 218-72 119-40 218-73 641-213c203-68 472-114 756-129 284-16 582 0 839 43s472 114 604 199c66 42 112 88 136 136 24 47 25 95 4 143-14 32-39 64-74 95 35-31 60-63 74-95z">
          <text:p/>
        </draw:path>
        <draw:polygon draw:style-name="gr7" draw:text-style-name="P1" draw:layer="layout" svg:width="0cm" svg:height="0cm" svg:x="7.251cm" svg:y="5.069cm" svg:viewBox="0 0 0 0" draw:points="0,0">
          <text:p/>
        </draw:polygon>
        <draw:path draw:style-name="gr6" draw:text-style-name="P3" draw:layer="layout" svg:width="11.908cm" svg:height="3.97cm" svg:x="1.575cm" svg:y="2.675cm" svg:viewBox="0 0 11909 3971" svg:d="M11821 614c226-200 4-425-534-541s-1246-91-1699 60l-9189 3063c-378 127-500 315-311 482 163 144 534 250 986 283 451 32 921-14 1247-123l9189-3064c137-45 243-100 311-160l18-16z">
          <text:p/>
        </draw:path>
        <draw:polygon draw:style-name="gr7" draw:text-style-name="P1" draw:layer="layout" svg:width="0cm" svg:height="0cm" svg:x="7.251cm" svg:y="5.069cm" svg:viewBox="0 0 0 0" draw:points="0,0">
          <text:p/>
        </draw:polygon>
        <draw:path draw:style-name="gr6" draw:text-style-name="P3" draw:layer="layout" svg:width="12.088cm" svg:height="3.774cm" svg:x="1.485cm" svg:y="2.466cm" svg:viewBox="0 0 12089 3775" svg:d="M12073 553c10-23 16-47 16-70 0-95-86-190-245-269-157-79-387-141-650-178-263-36-558-46-838-27-279 18-541 65-742 132l-641 214c-73 24-142 49-215 73l-119 40c-73 24-149 48-221 72l-1283 427c-72 25-142 50-215 74l-119 40c-73 24-148 47-221 71l-1282 428c-73 24-143 49-215 74l-120 39c-72 25-148 48-220 72l-1284 428c-73 24-143 49-215 73l-119 40c-73 24-149 47-221 72l-1283 427c-72 24-142 49-215 74l-119 40c-73 24-148 47-221 71l-641 215c-134 45-242 98-314 157-73 58-111 121-111 185 0 23 6 47 16 70l70 158c-32-71-13-144 55-212 67-68 182-130 334-181l641-214 218-73 119-40 218-72 1283-428 218-73 119-39 218-73 1284-427 217-73 120-40 218-72 1282-428 218-73 119-39 218-73 1283-428 218-72 119-40 218-73 641-213c203-68 472-114 756-129 284-16 582 0 839 43s472 114 604 199c66 42 112 88 136 136 24 47 25 95 4 143z">
          <text:p/>
        </draw:path>
        <draw:polygon draw:style-name="gr7" draw:text-style-name="P1" draw:layer="layout" svg:width="0cm" svg:height="0cm" svg:x="7.251cm" svg:y="5.069cm" svg:viewBox="0 0 0 0" draw:points="0,0">
          <text:p/>
        </draw:polygon>
        <draw:path draw:style-name="gr6" draw:text-style-name="P3" draw:layer="layout" svg:width="0.68cm" svg:height="0.227cm" svg:x="7.189cm" svg:y="4.546cm" svg:viewBox="0 0 681 228" svg:d="M659 74c-3-3-7-5-10-8-39-27-106-47-189-58-77-11-163-11-240 0-83 11-150 31-188 58-4 3-7 5-10 8-47 43-17 90 78 121 113 38 290 44 424 15 136-29 191-85 135-136z">
          <text:p/>
        </draw:path>
        <draw:polygon draw:style-name="gr7" draw:text-style-name="P1" draw:layer="layout" svg:width="0cm" svg:height="0cm" svg:x="7.251cm" svg:y="5.069cm" svg:viewBox="0 0 0 0" draw:points="0,0">
          <text:p/>
        </draw:polygon>
        <draw:path draw:style-name="gr6" draw:text-style-name="P3" draw:layer="layout" svg:width="0.68cm" svg:height="0.227cm" svg:x="2.772cm" svg:y="6.018cm" svg:viewBox="0 0 681 228" svg:d="M658 74c-3-3-6-6-10-8-37-27-105-48-188-58-77-11-162-11-241 0-82 10-150 31-187 58-4 2-7 5-10 8-48 41-17 88 77 120 113 39 291 45 426 16 134-30 190-86 133-136z">
          <text:p/>
        </draw:path>
        <draw:polygon draw:style-name="gr7" draw:text-style-name="P1" draw:layer="layout" svg:width="0cm" svg:height="0cm" svg:x="7.251cm" svg:y="5.069cm" svg:viewBox="0 0 0 0" draw:points="0,0">
          <text:p/>
        </draw:polygon>
        <draw:path draw:style-name="gr6" draw:text-style-name="P3" draw:layer="layout" svg:width="0.68cm" svg:height="0.227cm" svg:x="11.607cm" svg:y="3.073cm" svg:viewBox="0 0 681 228" svg:d="M658 74c-3-3-6-6-10-8-37-27-105-48-188-58-77-11-162-11-240 0-83 10-151 31-188 58-4 2-7 5-10 8-48 41-17 88 77 120 113 39 291 45 426 16 134-30 190-86 133-136z">
          <text:p/>
        </draw:path>
        <draw:polygon draw:style-name="gr7" draw:text-style-name="P1" draw:layer="layout" svg:width="0cm" svg:height="0cm" svg:x="7.251cm" svg:y="5.069cm" svg:viewBox="0 0 0 0" draw:points="0,0">
          <text:p/>
        </draw:polygon>
        <draw:path draw:style-name="gr6" draw:text-style-name="P3" draw:layer="layout" svg:width="0.642cm" svg:height="0.195cm" svg:x="11.626cm" svg:y="3.081cm" svg:viewBox="0 0 643 196" svg:d="M3 72c-7 17-3 33 13 50 16 16 43 30 78 42 46 16 108 26 176 30 66 4 135 0 195-10s110-26 141-46c31-21 43-44 33-66-3-5-6-10-10-14-37-27-105-48-188-58-73 13-167 13-240 0-83 10-151 31-188 58-4 4-7 9-10 14z">
          <text:p/>
        </draw:path>
        <draw:polygon draw:style-name="gr7" draw:text-style-name="P1" draw:layer="layout" svg:width="0cm" svg:height="0cm" svg:x="7.251cm" svg:y="5.069cm" svg:viewBox="0 0 0 0" draw:points="0,0">
          <text:p/>
        </draw:polygon>
        <draw:path draw:style-name="gr6" draw:text-style-name="P3" draw:layer="layout" svg:width="0.641cm" svg:height="0.195cm" svg:x="7.208cm" svg:y="4.553cm" svg:viewBox="0 0 642 196" svg:d="M3 73c-7 17-3 34 13 50s42 30 77 42c47 15 110 26 176 29 66 4 136 1 196-9s110-27 140-47c31-20 43-43 33-65-2-4-5-9-9-14-38-27-105-47-188-59-73 15-167 15-240 0-84 12-151 32-189 59-4 5-7 10-9 14z">
          <text:p/>
        </draw:path>
        <draw:polygon draw:style-name="gr7" draw:text-style-name="P1" draw:layer="layout" svg:width="0cm" svg:height="0cm" svg:x="7.251cm" svg:y="5.069cm" svg:viewBox="0 0 0 0" draw:points="0,0">
          <text:p/>
        </draw:polygon>
        <draw:path draw:style-name="gr6" draw:text-style-name="P3" draw:layer="layout" svg:width="0.642cm" svg:height="0.195cm" svg:x="2.791cm" svg:y="6.026cm" svg:viewBox="0 0 643 196" svg:d="M3 72c-7 18-3 34 13 50s43 30 79 42c46 16 108 26 175 30 66 4 135 0 195-10s110-26 141-46 43-43 33-66c-3-5-6-10-10-14-37-27-105-48-188-58-73 13-167 13-240 0-82 10-151 31-188 58-4 4-8 9-10 14z">
          <text:p/>
        </draw:path>
        <draw:polygon draw:style-name="gr7" draw:text-style-name="P1" draw:layer="layout" svg:width="0cm" svg:height="0cm" svg:x="7.251cm" svg:y="5.069cm" svg:viewBox="0 0 0 0" draw:points="0,0">
          <text:p/>
        </draw:polygon>
        <draw:path draw:style-name="gr6" draw:text-style-name="P3" draw:layer="layout" svg:width="0.549cm" svg:height="0.442cm" svg:x="2.837cm" svg:y="8.609cm" svg:viewBox="0 0 550 443" svg:d="M550 350c0 37-67 70-169 86-103 14-222 6-301-21-51-18-80-41-80-65v-47c0-13 8-26 25-38 44-33 142-54 250-54s206 21 250 54c17 12 25 25 25 38 0-13-8-26-25-38v-109-13c0-46-112-84-250-84-139 0-250 38-250 84v13c-7-7-10-15-10-23 0-48 116-86 260-86s260 38 260 86v-47 47c0 8-3 16-10 23 7-7 10-15 10-23 0-48-116-86-260-86s-260 38-260 86v-47c0-48 116-86 260-86s260 38 260 86c0-48-116-86-260-86s-260 38-260 86v47c0 8 3 16 10 23v109c-17 12-25 25-25 38v47c0-51 123-92 275-92s275 41 275 92c0 37-67 70-169 86-103 14-222 6-301-21-51-18-80-41-80-65 0-51 123-92 275-92s275 41 275 92v-47z">
          <text:p/>
        </draw:path>
        <draw:polygon draw:style-name="gr7" draw:text-style-name="P1" draw:layer="layout" svg:width="0cm" svg:height="0cm" svg:x="7.251cm" svg:y="5.069cm" svg:viewBox="0 0 0 0" draw:points="0,0">
          <text:p/>
        </draw:polygon>
        <draw:path draw:style-name="gr6" draw:text-style-name="P3" draw:layer="layout" svg:width="0.549cm" svg:height="0.442cm" svg:x="11.672cm" svg:y="5.664cm" svg:viewBox="0 0 550 443" svg:d="M550 351c0 37-67 70-169 85-103 14-221 6-301-20-51-18-80-41-80-65v-47c0-13 8-27 25-39-17 12-25 26-25 39v47c0-51 123-93 275-93s275 42 275 93c0 37-67 70-169 85-103 14-221 6-301-20-51-18-80-41-80-65 0-51 123-93 275-93s275 42 275 93v-47c0-13-8-27-25-39v-109-13c0-46-111-84-250-84-138 0-250 38-250 84v13c-7-7-10-15-10-23v-47c0-48 116-86 260-86s260 38 260 86v47c0 8-3 16-10 23 7-7 10-15 10-23v-47c0-48-116-86-260-86s-260 38-260 86v47c0-48 116-86 260-86s260 38 260 86c0-48-116-86-260-86s-260 38-260 86c0 8 3 16 10 23v109c44-33 143-54 250-54 108 0 206 21 250 54 17 12 25 26 25 39z">
          <text:p/>
        </draw:path>
        <draw:polygon draw:style-name="gr7" draw:text-style-name="P1" draw:layer="layout" svg:width="0cm" svg:height="0cm" svg:x="7.251cm" svg:y="5.069cm" svg:viewBox="0 0 0 0" draw:points="0,0">
          <text:p/>
        </draw:polygon>
        <draw:path draw:style-name="gr6" draw:text-style-name="P3" draw:layer="layout" svg:width="0.55cm" svg:height="0.442cm" svg:x="7.254cm" svg:y="7.136cm" svg:viewBox="0 0 551 443" svg:d="M551 351c0 37-67 71-170 85s-221 6-300-20c-52-17-81-40-81-65v-47c0-13 9-26 25-38 45-32 143-53 251-53 107 0 205 21 250 53 16 12 25 25 25 38 0-13-9-26-25-38v-108-14c0-47-112-84-250-84-139 0-251 37-251 84v14c-6-8-9-16-9-24 0-48 116-87 260-87 143 0 259 39 259 87v-47 47c0 8-3 16-9 24 6-8 9-16 9-24 0-48-116-87-259-87-144 0-260 39-260 87v-47c0-48 116-87 260-87 143 0 259 39 259 87 0-48-116-87-259-87-144 0-260 39-260 87v47c0 8 3 16 9 24v108c-16 12-25 25-25 38v47c0-50 123-91 276-91 152 0 275 41 275 91 0 37-67 71-170 85s-221 6-300-20c-52-17-81-40-81-65 0-50 123-91 276-91 152 0 275 41 275 91v-47z">
          <text:p/>
        </draw:path>
        <draw:polygon draw:style-name="gr7" draw:text-style-name="P1" draw:layer="layout" svg:width="0cm" svg:height="0cm" svg:x="7.251cm" svg:y="5.069cm" svg:viewBox="0 0 0 0" draw:points="0,0">
          <text:p/>
        </draw:polygon>
        <draw:path draw:style-name="gr6" draw:text-style-name="P3" draw:layer="layout" svg:width="0.5cm" svg:height="0.205cm" svg:x="7.279cm" svg:y="7.196cm" svg:viewBox="0 0 501 206" svg:d="M0 206c45-32 142-53 250-53 107 0 205 21 251 53v-108-14c0-47-113-84-251-84s-250 37-250 84v14z">
          <text:p/>
        </draw:path>
        <draw:polygon draw:style-name="gr7" draw:text-style-name="P1" draw:layer="layout" svg:width="0cm" svg:height="0cm" svg:x="7.251cm" svg:y="5.069cm" svg:viewBox="0 0 0 0" draw:points="0,0">
          <text:p/>
        </draw:polygon>
        <draw:path draw:style-name="gr6" draw:text-style-name="P3" draw:layer="layout" svg:width="0.499cm" svg:height="0.206cm" svg:x="11.697cm" svg:y="5.723cm" svg:viewBox="0 0 500 207" svg:d="M0 207c45-33 143-54 250-54 108 0 206 21 250 54v-110-13c0-46-111-84-250-84-138 0-250 38-250 84v13z">
          <text:p/>
        </draw:path>
        <draw:polygon draw:style-name="gr7" draw:text-style-name="P1" draw:layer="layout" svg:width="0cm" svg:height="0cm" svg:x="7.251cm" svg:y="5.069cm" svg:viewBox="0 0 0 0" draw:points="0,0">
          <text:p/>
        </draw:polygon>
        <draw:path draw:style-name="gr6" draw:text-style-name="P3" draw:layer="layout" svg:width="0.499cm" svg:height="0.206cm" svg:x="2.862cm" svg:y="8.668cm" svg:viewBox="0 0 500 207" svg:d="M0 207c44-33 142-54 249-54 108 0 207 21 251 54v-109-13c0-47-112-85-251-85-138 0-249 38-249 85v13z">
          <text:p/>
        </draw:path>
        <draw:polygon draw:style-name="gr7" draw:text-style-name="P1" draw:layer="layout" svg:width="0cm" svg:height="0cm" svg:x="7.251cm" svg:y="5.069cm" svg:viewBox="0 0 0 0" draw:points="0,0">
          <text:p/>
        </draw:polygon>
        <draw:path draw:style-name="gr6" draw:text-style-name="P3" draw:layer="layout" svg:width="0.299cm" svg:height="0.1cm" svg:x="11.797cm" svg:y="5.964cm" svg:viewBox="0 0 300 101" svg:d="M300 51c0 20-36 38-92 46s-121 4-164-11c-28-9-44-22-44-35 0-29 68-51 150-51 83 0 150 22 150 51z">
          <text:p/>
        </draw:path>
        <draw:polygon draw:style-name="gr7" draw:text-style-name="P1" draw:layer="layout" svg:width="0cm" svg:height="0cm" svg:x="7.251cm" svg:y="5.069cm" svg:viewBox="0 0 0 0" draw:points="0,0">
          <text:p/>
        </draw:polygon>
        <draw:path draw:style-name="gr6" draw:text-style-name="P3" draw:layer="layout" svg:width="0.3cm" svg:height="0.1cm" svg:x="7.379cm" svg:y="7.436cm" svg:viewBox="0 0 301 101" svg:d="M301 51c0 21-37 39-94 47-56 7-120 3-163-11-28-10-44-22-44-36 0-28 67-51 150-51s151 23 151 51z">
          <text:p/>
        </draw:path>
        <draw:polygon draw:style-name="gr7" draw:text-style-name="P1" draw:layer="layout" svg:width="0cm" svg:height="0cm" svg:x="7.251cm" svg:y="5.069cm" svg:viewBox="0 0 0 0" draw:points="0,0">
          <text:p/>
        </draw:polygon>
        <draw:path draw:style-name="gr6" draw:text-style-name="P3" draw:layer="layout" svg:width="0.299cm" svg:height="0.1cm" svg:x="2.962cm" svg:y="8.909cm" svg:viewBox="0 0 300 101" svg:d="M300 50c0 21-36 39-92 47-57 8-122 4-165-11-28-9-43-22-43-36 0-28 67-50 149-50 84 0 151 22 151 50z">
          <text:p/>
        </draw:path>
        <draw:polygon draw:style-name="gr7" draw:text-style-name="P1" draw:layer="layout" svg:width="0cm" svg:height="0cm" svg:x="7.251cm" svg:y="5.069cm" svg:viewBox="0 0 0 0" draw:points="0,0">
          <text:p/>
        </draw:polygon>
        <draw:path draw:style-name="gr6" draw:text-style-name="P3" draw:layer="layout" svg:width="0.68cm" svg:height="0.161cm" svg:x="7.189cm" svg:y="4.611cm" svg:viewBox="0 0 681 162" svg:d="M32 0c-4 5-7 10-9 14-7 17-3 34 13 50s42 30 77 42c47 15 109 26 175 29 66 5 136 1 196-9s110-27 141-47 43-43 33-65c-2-4-5-9-9-14 3 3 7 5 10 8 56 50 1 106-135 136-134 29-311 23-424-16-95-31-125-78-78-120 3-3 6-5 10-8z">
          <text:p/>
        </draw:path>
        <draw:polygon draw:style-name="gr7" draw:text-style-name="P1" draw:layer="layout" svg:width="0cm" svg:height="0cm" svg:x="7.251cm" svg:y="5.069cm" svg:viewBox="0 0 0 0" draw:points="0,0">
          <text:p/>
        </draw:polygon>
        <draw:path draw:style-name="gr6" draw:text-style-name="P3" draw:layer="layout" svg:width="0.68cm" svg:height="0.161cm" svg:x="2.772cm" svg:y="6.084cm" svg:viewBox="0 0 681 162" svg:d="M32 0c-4 4-8 9-10 14-7 17-3 33 13 49s43 30 78 42c46 17 108 27 176 31 66 4 135 0 195-10s110-27 141-47 43-43 33-65c-3-5-6-10-10-14 4 2 7 5 10 8 57 50 1 106-133 136-135 29-313 23-426-15-94-33-125-80-77-121 3-3 6-6 10-8z">
          <text:p/>
        </draw:path>
        <draw:polygon draw:style-name="gr7" draw:text-style-name="P1" draw:layer="layout" svg:width="0cm" svg:height="0cm" svg:x="7.251cm" svg:y="5.069cm" svg:viewBox="0 0 0 0" draw:points="0,0">
          <text:p/>
        </draw:polygon>
        <draw:path draw:style-name="gr6" draw:text-style-name="P3" draw:layer="layout" svg:width="0.68cm" svg:height="0.162cm" svg:x="11.607cm" svg:y="3.139cm" svg:viewBox="0 0 681 163" svg:d="M32 0c-4 5-7 10-10 15-7 17-3 33 13 49s43 30 78 42c46 16 108 26 176 30 66 4 135 0 195-10s110-26 141-46 43-43 33-65c-3-5-6-10-10-15 4 3 7 6 10 9 57 50 1 106-133 135-135 30-313 24-426-15-94-32-125-79-77-120 3-3 6-6 10-9z">
          <text:p/>
        </draw:path>
        <draw:polygon draw:style-name="gr7" draw:text-style-name="P1" draw:layer="layout" svg:width="0cm" svg:height="0cm" svg:x="7.251cm" svg:y="5.069cm" svg:viewBox="0 0 0 0" draw:points="0,0">
          <text:p/>
        </draw:polygon>
        <draw:path draw:style-name="gr6" draw:text-style-name="P3" draw:layer="layout" svg:width="0.24cm" svg:height="0.017cm" svg:x="2.991cm" svg:y="6.018cm" svg:viewBox="0 0 241 18" svg:d="M241 8c-78-11-163-11-241 0 73 14 167 14 241 0z">
          <text:p/>
        </draw:path>
        <draw:polygon draw:style-name="gr7" draw:text-style-name="P1" draw:layer="layout" svg:width="0cm" svg:height="0cm" svg:x="7.251cm" svg:y="5.069cm" svg:viewBox="0 0 0 0" draw:points="0,0">
          <text:p/>
        </draw:polygon>
        <draw:path draw:style-name="gr6" draw:text-style-name="P3" draw:layer="layout" svg:width="0.24cm" svg:height="0.019cm" svg:x="7.409cm" svg:y="4.546cm" svg:viewBox="0 0 241 20" svg:d="M241 8c-77-11-164-11-241 0 73 15 168 15 241 0z">
          <text:p/>
        </draw:path>
        <draw:polygon draw:style-name="gr7" draw:text-style-name="P1" draw:layer="layout" svg:width="0cm" svg:height="0cm" svg:x="7.251cm" svg:y="5.069cm" svg:viewBox="0 0 0 0" draw:points="0,0">
          <text:p/>
        </draw:polygon>
        <draw:path draw:style-name="gr6" draw:text-style-name="P3" draw:layer="layout" svg:width="0.239cm" svg:height="0.017cm" svg:x="11.827cm" svg:y="3.073cm" svg:viewBox="0 0 240 18" svg:d="M240 8c-77-11-162-11-240 0 73 14 167 14 240 0z">
          <text:p/>
        </draw:path>
        <draw:polygon draw:style-name="gr7" draw:text-style-name="P1" draw:layer="layout" svg:width="0cm" svg:height="0cm" svg:x="7.251cm" svg:y="5.069cm" svg:viewBox="0 0 0 0" draw:points="0,0">
          <text:p/>
        </draw:polygon>
        <draw:path draw:style-name="gr6" draw:text-style-name="P3" draw:layer="layout" svg:width="12.088cm" svg:height="4.749cm" svg:x="1.485cm" svg:y="1.263cm" svg:viewBox="0 0 12089 4750" svg:d="M7697 1253c-9 7-19 15-28 24 342-612 1107-841 1729-520-14 13-29 26-43 40-26 24-52 48-78 73-27 25-54 50-79 74-20 18-38 34-51 45s-22 18-28 22c-6 5-8 7-9 8-1 0-1 0-1 0h1c1-1 3-3 9-8l-93 31 93-31c6-4 15-11 28-22s31-27 51-45c25-24 52-49 79-74 26-25 52-49 78-73 14-14 29-27 43-40 37-33 73-65 108-94 231-411 666-665 1137-663 471 1 905 258 1133 670l-16-16 16 16c27 27 55 58 84 94 27 35 55 74 81 120 24 39 46 83 64 127 20 46 35 91 46 133 14 49 22 94 28 135 7 53 10 99 10 143 0-44-3-90-10-143-6-41-14-86-28-135-11-42-26-87-46-133-18-44-40-88-64-127-26-46-54-85-81-120-29-36-57-67-84-94-228-412-662-669-1133-670-471-2-906 252-1137 663 10-8 20-16 29-24-9 8-19 16-29 24-35 29-71 61-108 94-622-321-1387-92-1729 520-35 29-71 60-109 94-22 20-44 41-67 62-39 36-90 84-130 122-21 19-38 34-52 46s-23 20-29 24l-93 31 93-31c-6 5-9 6-10 7 1-1 4-2 10-7 6-4 15-12 29-24s31-27 52-46c40-38 91-86 130-122 23-21 45-42 67-62-622-322-1386-92-1729 518 10-8 19-16 29-24-10 8-19 16-29 24-35 29-71 61-108 95-22 19-45 40-68 62-38 35-89 84-130 121-21 19-38 35-52 47-13 11-23 19-29 24l-93 31 93-31c-6 4-9 6-10 7 1-1 4-3 10-7 6-5 16-13 29-24 14-12 31-28 52-47 41-37 92-86 130-121 23-22 46-43 68-62-622-322-1388-93-1731 518 10-8 20-16 29-24-9 8-19 16-29 24-35 29-71 60-108 94-22 20-45 41-67 62-39 36-90 85-131 122-20 19-38 34-51 46-14 12-24 20-30 24l-93 31 93-31c-6 5-8 7-9 7s-1 0-1 0h1c1 0 3-2 9-7 6-4 16-12 30-24 13-12 31-27 51-46 41-37 92-86 131-122 22-21 45-42 67-62-622-321-1387-92-1730 518 10-8 20-16 29-24-9 8-19 16-29 24-34 29-70 61-108 95-22 20-44 40-67 62-39 36-90 84-130 122-21 18-38 34-52 46-14 11-24 19-29 24l-93 31 93-31c-7 4-9 6-10 7h-1 1c1-1 3-3 10-7 5-5 15-13 29-24 14-12 31-28 52-46 40-38 91-86 130-122 23-22 45-42 67-62-624-323-1392-90-1733 524l16-15-16 15c-27 28-55 59-84 95-27 35-55 74-81 120-24 39-46 83-64 127-20 46-35 91-46 132-14 49-22 94-28 135-7 52-10 99-10 143v265-265c0-44 3-91 10-143 6-41 14-86 28-135 11-41 26-86 46-132 18-44 40-88 64-127 26-46 54-85 81-120 29-36 57-67 84-95 341-614 1109-847 1733-524 38-34 74-66 108-95 343-610 1108-839 1730-518 37-34 73-65 108-94 343-611 1109-840 1731-518 37-34 73-66 108-95 343-610 1107-840 1729-518 38-34 74-65 109-94 9-9 19-17 28-24z">
          <text:p/>
        </draw:path>
        <draw:polygon draw:style-name="gr7" draw:text-style-name="P1" draw:layer="layout" svg:width="0cm" svg:height="0cm" svg:x="7.251cm" svg:y="5.069cm" svg:viewBox="0 0 0 0" draw:points="0,0">
          <text:p/>
        </draw:polygon>
        <draw:path draw:style-name="gr6" draw:text-style-name="P3" draw:layer="layout" svg:width="0cm" svg:height="0cm" svg:x="10.593cm" svg:y="2.282cm" svg:viewBox="0 0 1 0" svg:d="M0 0h1c-1 0-1 0-1 0z">
          <text:p/>
        </draw:path>
        <draw:polygon draw:style-name="gr7" draw:text-style-name="P1" draw:layer="layout" svg:width="0cm" svg:height="0cm" svg:x="7.251cm" svg:y="5.069cm" svg:viewBox="0 0 0 0" draw:points="0,0">
          <text:p/>
        </draw:polygon>
        <draw:path draw:style-name="gr6" draw:text-style-name="P3" draw:layer="layout" svg:width="0cm" svg:height="0cm" svg:x="5.08cm" svg:y="4.119cm" svg:viewBox="0 0 1 0" svg:d="M0 0h1c-1 0-1 0-1 0z">
          <text:p/>
        </draw:path>
        <draw:polygon draw:style-name="gr7" draw:text-style-name="P1" draw:layer="layout" svg:width="0cm" svg:height="0cm" svg:x="7.251cm" svg:y="5.069cm" svg:viewBox="0 0 0 0" draw:points="0,0">
          <text:p/>
        </draw:polygon>
        <draw:polygon draw:style-name="gr6" draw:text-style-name="P3" draw:layer="layout" svg:width="0cm" svg:height="0cm" svg:x="3.242cm" svg:y="4.732cm" svg:viewBox="0 0 1 0" draw:points="0,0 1,0">
          <text:p/>
        </draw:polygon>
        <draw:polygon draw:style-name="gr7" draw:text-style-name="P1" draw:layer="layout" svg:width="0cm" svg:height="0cm" svg:x="7.251cm" svg:y="5.069cm" svg:viewBox="0 0 0 0" draw:points="0,0">
          <text:p/>
        </draw:polygon>
        <draw:polygon draw:style-name="gr6" draw:text-style-name="P3" draw:layer="layout" svg:width="0cm" svg:height="0cm" svg:x="6.918cm" svg:y="3.507cm" svg:viewBox="0 0 0 0" draw:points="0,0">
          <text:p/>
        </draw:polygon>
        <draw:polygon draw:style-name="gr7" draw:text-style-name="P1" draw:layer="layout" svg:width="0cm" svg:height="0cm" svg:x="7.251cm" svg:y="5.069cm" svg:viewBox="0 0 0 0" draw:points="0,0">
          <text:p/>
        </draw:polygon>
        <draw:polygon draw:style-name="gr6" draw:text-style-name="P3" draw:layer="layout" svg:width="0cm" svg:height="0cm" svg:x="8.756cm" svg:y="2.894cm" svg:viewBox="0 0 0 0" draw:points="0,0">
          <text:p/>
        </draw:polygon>
        <draw:polygon draw:style-name="gr7" draw:text-style-name="P1" draw:layer="layout" svg:width="0cm" svg:height="0cm" svg:x="7.251cm" svg:y="5.069cm" svg:viewBox="0 0 0 0" draw:points="0,0">
          <text:p/>
        </draw:polygon>
        <draw:polygon draw:style-name="gr6" draw:text-style-name="P3" draw:layer="layout" svg:width="0cm" svg:height="0.264cm" svg:x="13.573cm" svg:y="2.684cm" svg:viewBox="0 0 0 265" draw:points="0,0 0,265">
          <text:p/>
        </draw:polygon>
        <draw:polygon draw:style-name="gr7" draw:text-style-name="P1" draw:layer="layout" svg:width="0cm" svg:height="0cm" svg:x="7.251cm" svg:y="5.069cm" svg:viewBox="0 0 0 0" draw:points="0,0">
          <text:p/>
        </draw:polygon>
        <draw:line draw:style-name="gr8" draw:text-style-name="P1" draw:layer="layout" svg:x1="2.552cm" svg:y1="5.456cm" svg:x2="1.91cm" svg:y2="5.671cm">
          <text:p/>
        </draw:line>
        <draw:path draw:style-name="gr8" draw:text-style-name="P1" draw:layer="layout" svg:width="0.425cm" svg:height="0.342cm" svg:x="1.485cm" svg:y="5.67cm" svg:viewBox="0 0 426 343" svg:d="M426 0c-135 45-243 98-315 157-73 58-111 121-111 186">
          <text:p/>
        </draw:path>
        <draw:path draw:style-name="gr8" draw:text-style-name="P1" draw:layer="layout" svg:width="0.016cm" svg:height="0.07cm" svg:x="1.485cm" svg:y="6.012cm" svg:viewBox="0 0 17 71" svg:d="M0 0c0 23 6 48 17 71">
          <text:p/>
        </draw:path>
        <draw:line draw:style-name="gr8" draw:text-style-name="P1" draw:layer="layout" svg:x1="2.602cm" svg:y1="5.634cm" svg:x2="1.96cm" svg:y2="5.848cm">
          <text:p/>
        </draw:line>
        <draw:path draw:style-name="gr8" draw:text-style-name="P1" draw:layer="layout" svg:width="0.221cm" svg:height="0.071cm" svg:x="2.551cm" svg:y="5.385cm" svg:viewBox="0 0 222 72" svg:d="M222 0c-74 24-149 48-222 72">
          <text:p/>
        </draw:path>
        <draw:path draw:style-name="gr8" draw:text-style-name="P1" draw:layer="layout" svg:width="0.404cm" svg:height="0.393cm" svg:x="1.556cm" svg:y="5.847cm" svg:viewBox="0 0 405 394" svg:d="M405 0c-153 51-268 113-335 181-68 69-87 142-55 213">
          <text:p/>
        </draw:path>
        <draw:path draw:style-name="gr8" draw:text-style-name="P1" draw:layer="layout" svg:width="0.074cm" svg:height="0.095cm" svg:x="1.571cm" svg:y="6.24cm" svg:viewBox="0 0 75 96" svg:d="M0 0c14 32 40 64 75 96">
          <text:p/>
        </draw:path>
        <draw:line draw:style-name="gr8" draw:text-style-name="P1" draw:layer="layout" svg:x1="2.82cm" svg:y1="5.561cm" svg:x2="2.601cm" svg:y2="5.635cm">
          <text:p/>
        </draw:line>
        <draw:line draw:style-name="gr8" draw:text-style-name="P1" draw:layer="layout" svg:x1="11.149cm" svg:y1="2.785cm" svg:x2="10.507cm" svg:y2="2.999cm">
          <text:p/>
        </draw:line>
        <draw:line draw:style-name="gr8" draw:text-style-name="P1" draw:layer="layout" svg:x1="11.163cm" svg:y1="2.807cm" svg:x2="1.974cm" svg:y2="5.871cm">
          <text:p/>
        </draw:line>
        <draw:line draw:style-name="gr8" draw:text-style-name="P1" draw:layer="layout" svg:x1="10.508cm" svg:y1="2.998cm" svg:x2="10.289cm" svg:y2="3.072cm">
          <text:p/>
        </draw:line>
        <draw:line draw:style-name="gr8" draw:text-style-name="P1" draw:layer="layout" svg:x1="10.29cm" svg:y1="3.071cm" svg:x2="10.17cm" svg:y2="3.112cm">
          <text:p/>
        </draw:line>
        <draw:line draw:style-name="gr8" draw:text-style-name="P1" draw:layer="layout" svg:x1="10.171cm" svg:y1="3.111cm" svg:x2="9.952cm" svg:y2="3.184cm">
          <text:p/>
        </draw:line>
        <draw:line draw:style-name="gr8" draw:text-style-name="P1" draw:layer="layout" svg:x1="9.953cm" svg:y1="3.183cm" svg:x2="8.669cm" svg:y2="3.612cm">
          <text:p/>
        </draw:line>
        <draw:line draw:style-name="gr8" draw:text-style-name="P1" draw:layer="layout" svg:x1="2.939cm" svg:y1="5.521cm" svg:x2="2.819cm" svg:y2="5.562cm">
          <text:p/>
        </draw:line>
        <draw:line draw:style-name="gr8" draw:text-style-name="P1" draw:layer="layout" svg:x1="8.67cm" svg:y1="3.611cm" svg:x2="8.451cm" svg:y2="3.685cm">
          <text:p/>
        </draw:line>
        <draw:line draw:style-name="gr8" draw:text-style-name="P1" draw:layer="layout" svg:x1="3.157cm" svg:y1="5.449cm" svg:x2="2.938cm" svg:y2="5.522cm">
          <text:p/>
        </draw:line>
        <draw:line draw:style-name="gr8" draw:text-style-name="P1" draw:layer="layout" svg:x1="8.452cm" svg:y1="3.684cm" svg:x2="8.332cm" svg:y2="3.724cm">
          <text:p/>
        </draw:line>
        <draw:line draw:style-name="gr8" draw:text-style-name="P1" draw:layer="layout" svg:x1="4.44cm" svg:y1="5.021cm" svg:x2="3.156cm" svg:y2="5.45cm">
          <text:p/>
        </draw:line>
        <draw:line draw:style-name="gr8" draw:text-style-name="P1" draw:layer="layout" svg:x1="8.333cm" svg:y1="3.723cm" svg:x2="8.114cm" svg:y2="3.797cm">
          <text:p/>
        </draw:line>
        <draw:line draw:style-name="gr8" draw:text-style-name="P1" draw:layer="layout" svg:x1="4.658cm" svg:y1="4.948cm" svg:x2="4.439cm" svg:y2="5.022cm">
          <text:p/>
        </draw:line>
        <draw:line draw:style-name="gr8" draw:text-style-name="P1" draw:layer="layout" svg:x1="8.115cm" svg:y1="3.796cm" svg:x2="6.832cm" svg:y2="4.225cm">
          <text:p/>
        </draw:line>
        <draw:line draw:style-name="gr8" draw:text-style-name="P1" draw:layer="layout" svg:x1="4.777cm" svg:y1="4.909cm" svg:x2="4.657cm" svg:y2="4.949cm">
          <text:p/>
        </draw:line>
        <draw:line draw:style-name="gr8" draw:text-style-name="P1" draw:layer="layout" svg:x1="6.833cm" svg:y1="4.224cm" svg:x2="6.614cm" svg:y2="4.297cm">
          <text:p/>
        </draw:line>
        <draw:line draw:style-name="gr8" draw:text-style-name="P1" draw:layer="layout" svg:x1="4.995cm" svg:y1="4.836cm" svg:x2="4.776cm" svg:y2="4.91cm">
          <text:p/>
        </draw:line>
        <draw:line draw:style-name="gr8" draw:text-style-name="P1" draw:layer="layout" svg:x1="6.615cm" svg:y1="4.296cm" svg:x2="6.494cm" svg:y2="4.337cm">
          <text:p/>
        </draw:line>
        <draw:line draw:style-name="gr8" draw:text-style-name="P1" draw:layer="layout" svg:x1="6.278cm" svg:y1="4.409cm" svg:x2="4.994cm" svg:y2="4.837cm">
          <text:p/>
        </draw:line>
        <draw:line draw:style-name="gr8" draw:text-style-name="P1" draw:layer="layout" svg:x1="6.495cm" svg:y1="4.336cm" svg:x2="6.277cm" svg:y2="4.41cm">
          <text:p/>
        </draw:line>
        <draw:line draw:style-name="gr8" draw:text-style-name="P1" draw:layer="layout" svg:x1="2.892cm" svg:y1="5.345cm" svg:x2="2.772cm" svg:y2="5.386cm">
          <text:p/>
        </draw:line>
        <draw:path draw:style-name="gr8" draw:text-style-name="P1" draw:layer="layout" svg:width="0.399cm" svg:height="0.481cm" svg:x="1.575cm" svg:y="5.87cm" svg:viewBox="0 0 400 482" svg:d="M400 0c-379 126-501 315-312 482">
          <text:p/>
        </draw:path>
        <draw:path draw:style-name="gr8" draw:text-style-name="P1" draw:layer="layout" svg:width="2.233cm" svg:height="0.293cm" svg:x="1.663cm" svg:y="6.351cm" svg:viewBox="0 0 2234 294" svg:d="M0 0c163 144 534 251 986 284 451 32 922-14 1248-124">
          <text:p/>
        </draw:path>
        <draw:path draw:style-name="gr8" draw:text-style-name="P1" draw:layer="layout" svg:width="0.074cm" svg:height="0.095cm" svg:x="13.413cm" svg:y="3.177cm" svg:viewBox="0 0 75 96" svg:d="M0 96c36-31 61-63 75-96">
          <text:p/>
        </draw:path>
        <draw:path draw:style-name="gr8" draw:text-style-name="P1" draw:layer="layout" svg:width="2.354cm" svg:height="0.527cm" svg:x="11.148cm" svg:y="2.65cm" svg:viewBox="0 0 2355 528" svg:d="M2340 528c21-48 20-96-4-143-24-48-70-94-136-136-132-86-347-157-605-200-257-43-555-59-839-43-284 15-553 61-756 129">
          <text:p/>
        </draw:path>
        <draw:path draw:style-name="gr8" draw:text-style-name="P1" draw:layer="layout" svg:width="0.311cm" svg:height="0.16cm" svg:x="13.084cm" svg:y="3.288cm" svg:viewBox="0 0 312 161" svg:d="M0 161c138-46 244-101 312-161">
          <text:p/>
        </draw:path>
        <draw:path draw:style-name="gr8" draw:text-style-name="P1" draw:layer="layout" svg:width="2.321cm" svg:height="0.614cm" svg:x="11.162cm" svg:y="2.675cm" svg:viewBox="0 0 2322 615" svg:d="M2234 615c226-200 4-425-534-542-539-116-1247-91-1700 61">
          <text:p/>
        </draw:path>
        <draw:line draw:style-name="gr8" draw:text-style-name="P1" draw:layer="layout" svg:x1="11.099cm" svg:y1="2.607cm" svg:x2="10.457cm" svg:y2="2.822cm">
          <text:p/>
        </draw:line>
        <draw:line draw:style-name="gr8" draw:text-style-name="P1" draw:layer="layout" svg:x1="3.896cm" svg:y1="6.512cm" svg:x2="13.085cm" svg:y2="3.448cm">
          <text:p/>
        </draw:line>
        <draw:path draw:style-name="gr8" draw:text-style-name="P1" draw:layer="layout" svg:width="0.58cm" svg:height="0.153cm" svg:x="11.706cm" svg:y="3.147cm" svg:viewBox="0 0 581 154" svg:d="M0 120c113 39 291 45 426 15 134-29 190-85 133-135">
          <text:p/>
        </draw:path>
        <draw:path draw:style-name="gr8" draw:text-style-name="P1" draw:layer="layout" svg:width="0.635cm" svg:height="0.074cm" svg:x="11.629cm" svg:y="3.073cm" svg:viewBox="0 0 636 75" svg:d="M636 75c-50-44-176-75-318-75-141 0-268 31-318 75">
          <text:p/>
        </draw:path>
        <draw:path draw:style-name="gr8" draw:text-style-name="P1" draw:layer="layout" svg:width="0.099cm" svg:height="0.12cm" svg:x="11.607cm" svg:y="3.147cm" svg:viewBox="0 0 100 121" svg:d="M22 0c-48 42-17 89 78 121">
          <text:p/>
        </draw:path>
        <draw:path draw:style-name="gr8" draw:text-style-name="P1" draw:layer="layout" svg:width="0.58cm" svg:height="0.153cm" svg:x="2.871cm" svg:y="6.092cm" svg:viewBox="0 0 581 154" svg:d="M0 121c113 38 290 44 426 15 134-29 190-86 133-136">
          <text:p/>
        </draw:path>
        <draw:path draw:style-name="gr8" draw:text-style-name="P1" draw:layer="layout" svg:width="0.635cm" svg:height="0.074cm" svg:x="2.794cm" svg:y="6.018cm" svg:viewBox="0 0 636 75" svg:d="M636 75c-50-44-176-75-318-75-141 0-268 31-318 75">
          <text:p/>
        </draw:path>
        <draw:path draw:style-name="gr8" draw:text-style-name="P1" draw:layer="layout" svg:width="0.099cm" svg:height="0.12cm" svg:x="2.772cm" svg:y="6.092cm" svg:viewBox="0 0 100 121" svg:d="M22 0c-48 41-17 89 78 121">
          <text:p/>
        </draw:path>
        <draw:path draw:style-name="gr8" draw:text-style-name="P1" draw:layer="layout" svg:width="0.58cm" svg:height="0.153cm" svg:x="7.289cm" svg:y="4.619cm" svg:viewBox="0 0 581 154" svg:d="M0 121c113 38 290 44 424 15 136-29 191-85 135-136">
          <text:p/>
        </draw:path>
        <draw:path draw:style-name="gr8" draw:text-style-name="P1" draw:layer="layout" svg:width="0.636cm" svg:height="0.073cm" svg:x="7.211cm" svg:y="4.546cm" svg:viewBox="0 0 637 74" svg:d="M637 74c-50-44-177-74-318-74s-269 30-319 74">
          <text:p/>
        </draw:path>
        <draw:path draw:style-name="gr8" draw:text-style-name="P1" draw:layer="layout" svg:width="0.1cm" svg:height="0.12cm" svg:x="7.189cm" svg:y="4.619cm" svg:viewBox="0 0 101 121" svg:d="M22 0c-48 43-17 90 79 121">
          <text:p/>
        </draw:path>
        <draw:path draw:style-name="gr8" draw:text-style-name="P1" draw:layer="layout" svg:width="0.215cm" svg:height="0.073cm" svg:x="10.242cm" svg:y="2.821cm" svg:viewBox="0 0 216 74" svg:d="M216 0c-73 24-143 49-216 74">
          <text:p/>
        </draw:path>
        <draw:line draw:style-name="gr8" draw:text-style-name="P1" draw:layer="layout" svg:x1="10.243cm" svg:y1="2.894cm" svg:x2="10.123cm" svg:y2="2.935cm">
          <text:p/>
        </draw:line>
        <draw:path draw:style-name="gr8" draw:text-style-name="P1" draw:layer="layout" svg:width="0.221cm" svg:height="0.072cm" svg:x="9.902cm" svg:y="2.934cm" svg:viewBox="0 0 222 73" svg:d="M222 0c-73 25-150 49-222 73">
          <text:p/>
        </draw:path>
        <draw:line draw:style-name="gr8" draw:text-style-name="P1" draw:layer="layout" svg:x1="9.903cm" svg:y1="3.006cm" svg:x2="8.619cm" svg:y2="3.434cm">
          <text:p/>
        </draw:line>
        <draw:path draw:style-name="gr8" draw:text-style-name="P1" draw:layer="layout" svg:width="0.215cm" svg:height="0.074cm" svg:x="8.404cm" svg:y="3.433cm" svg:viewBox="0 0 216 75" svg:d="M216 0c-72 25-143 51-216 75">
          <text:p/>
        </draw:path>
        <draw:path draw:style-name="gr8" draw:text-style-name="P1" draw:layer="layout" svg:width="0.215cm" svg:height="0.074cm" svg:x="2.891cm" svg:y="5.271cm" svg:viewBox="0 0 216 75" svg:d="M216 0c-72 25-142 50-216 75">
          <text:p/>
        </draw:path>
        <draw:line draw:style-name="gr8" draw:text-style-name="P1" draw:layer="layout" svg:x1="8.405cm" svg:y1="3.507cm" svg:x2="8.285cm" svg:y2="3.548cm">
          <text:p/>
        </draw:line>
        <draw:line draw:style-name="gr8" draw:text-style-name="P1" draw:layer="layout" svg:x1="4.39cm" svg:y1="4.844cm" svg:x2="3.106cm" svg:y2="5.272cm">
          <text:p/>
        </draw:line>
        <draw:path draw:style-name="gr8" draw:text-style-name="P1" draw:layer="layout" svg:width="0.221cm" svg:height="0.071cm" svg:x="8.064cm" svg:y="3.547cm" svg:viewBox="0 0 222 72" svg:d="M222 0c-74 24-149 48-222 72">
          <text:p/>
        </draw:path>
        <draw:path draw:style-name="gr8" draw:text-style-name="P1" draw:layer="layout" svg:width="0.221cm" svg:height="0.072cm" svg:x="4.389cm" svg:y="4.772cm" svg:viewBox="0 0 222 73" svg:d="M222 0c-73 25-150 48-222 73">
          <text:p/>
        </draw:path>
        <draw:line draw:style-name="gr8" draw:text-style-name="P1" draw:layer="layout" svg:x1="8.065cm" svg:y1="3.618cm" svg:x2="6.782cm" svg:y2="4.047cm">
          <text:p/>
        </draw:line>
        <draw:line draw:style-name="gr8" draw:text-style-name="P1" draw:layer="layout" svg:x1="4.73cm" svg:y1="4.732cm" svg:x2="4.61cm" svg:y2="4.773cm">
          <text:p/>
        </draw:line>
        <draw:path draw:style-name="gr8" draw:text-style-name="P1" draw:layer="layout" svg:width="0.215cm" svg:height="0.074cm" svg:x="6.567cm" svg:y="4.046cm" svg:viewBox="0 0 216 75" svg:d="M216 0c-74 25-144 50-216 75">
          <text:p/>
        </draw:path>
        <draw:path draw:style-name="gr8" draw:text-style-name="P1" draw:layer="layout" svg:width="0.215cm" svg:height="0.073cm" svg:x="4.729cm" svg:y="4.659cm" svg:viewBox="0 0 216 74" svg:d="M216 0c-73 24-144 49-216 74">
          <text:p/>
        </draw:path>
        <draw:line draw:style-name="gr8" draw:text-style-name="P1" draw:layer="layout" svg:x1="6.568cm" svg:y1="4.12cm" svg:x2="6.447cm" svg:y2="4.16cm">
          <text:p/>
        </draw:line>
        <draw:line draw:style-name="gr8" draw:text-style-name="P1" draw:layer="layout" svg:x1="6.228cm" svg:y1="4.231cm" svg:x2="4.944cm" svg:y2="4.66cm">
          <text:p/>
        </draw:line>
        <draw:path draw:style-name="gr8" draw:text-style-name="P1" draw:layer="layout" svg:width="0.22cm" svg:height="0.072cm" svg:x="6.227cm" svg:y="4.159cm" svg:viewBox="0 0 221 73" svg:d="M221 0c-72 25-148 48-221 73">
          <text:p/>
        </draw:path>
        <draw:path draw:style-name="gr8" draw:text-style-name="P1" draw:layer="layout" svg:width="0.016cm" svg:height="0.07cm" svg:x="13.557cm" svg:y="2.949cm" svg:viewBox="0 0 17 71" svg:d="M0 71c10-23 17-48 17-71">
          <text:p/>
        </draw:path>
        <draw:path draw:style-name="gr8" draw:text-style-name="P1" draw:layer="layout" svg:width="2.475cm" svg:height="0.483cm" svg:x="11.098cm" svg:y="2.466cm" svg:viewBox="0 0 2476 484" svg:d="M2476 484c0-95-86-190-245-269-157-80-387-142-650-179-263-36-558-46-838-27-279 18-541 65-743 132">
          <text:p/>
        </draw:path>
        <draw:path draw:style-name="gr8" draw:text-style-name="P1" draw:layer="layout" svg:width="0.547cm" svg:height="0.123cm" svg:x="11.72cm" svg:y="3.153cm" svg:viewBox="0 0 548 124" svg:d="M0 92c47 16 109 26 176 30 66 4 135 0 195-10s110-26 141-47c31-20 43-43 33-65">
          <text:p/>
        </draw:path>
        <draw:path draw:style-name="gr8" draw:text-style-name="P1" draw:layer="layout" svg:width="0.01cm" svg:height="0.014cm" svg:x="12.254cm" svg:y="3.139cm" svg:viewBox="0 0 11 15" svg:d="M11 15c-4-5-7-10-11-15">
          <text:p/>
        </draw:path>
        <draw:path draw:style-name="gr8" draw:text-style-name="P1" draw:layer="layout" svg:width="0.01cm" svg:height="0.014cm" svg:x="11.629cm" svg:y="3.139cm" svg:viewBox="0 0 11 15" svg:d="M11 0c-4 5-8 10-11 15">
          <text:p/>
        </draw:path>
        <draw:path draw:style-name="gr8" draw:text-style-name="P1" draw:layer="layout" svg:width="0.094cm" svg:height="0.091cm" svg:x="11.626cm" svg:y="3.153cm" svg:viewBox="0 0 95 92" svg:d="M3 0c-7 17-3 33 13 49s44 31 79 43">
          <text:p/>
        </draw:path>
        <draw:path draw:style-name="gr8" draw:text-style-name="P1" draw:layer="layout" svg:width="0.547cm" svg:height="0.123cm" svg:x="2.885cm" svg:y="6.098cm" svg:viewBox="0 0 548 124" svg:d="M0 92c46 16 108 26 176 30 66 4 135 0 195-10s110-26 141-46c31-21 43-44 33-66">
          <text:p/>
        </draw:path>
        <draw:path draw:style-name="gr8" draw:text-style-name="P1" draw:layer="layout" svg:width="0.01cm" svg:height="0.014cm" svg:x="3.419cm" svg:y="6.084cm" svg:viewBox="0 0 11 15" svg:d="M11 15c-3-6-7-11-11-15">
          <text:p/>
        </draw:path>
        <draw:path draw:style-name="gr8" draw:text-style-name="P1" draw:layer="layout" svg:width="0.011cm" svg:height="0.014cm" svg:x="2.794cm" svg:y="6.084cm" svg:viewBox="0 0 12 15" svg:d="M12 0c-5 4-9 9-12 15">
          <text:p/>
        </draw:path>
        <draw:path draw:style-name="gr8" draw:text-style-name="P1" draw:layer="layout" svg:width="0.094cm" svg:height="0.091cm" svg:x="2.791cm" svg:y="6.098cm" svg:viewBox="0 0 95 92" svg:d="M3 0c-7 17-3 33 13 50 16 16 44 30 79 42">
          <text:p/>
        </draw:path>
        <draw:path draw:style-name="gr8" draw:text-style-name="P1" draw:layer="layout" svg:width="0.547cm" svg:height="0.123cm" svg:x="7.302cm" svg:y="4.625cm" svg:viewBox="0 0 548 124" svg:d="M0 93c47 15 110 26 176 29 66 4 136 1 196-9s110-27 140-48c31-20 43-43 33-65">
          <text:p/>
        </draw:path>
        <draw:path draw:style-name="gr8" draw:text-style-name="P1" draw:layer="layout" svg:width="0.009cm" svg:height="0.014cm" svg:x="7.837cm" svg:y="4.611cm" svg:viewBox="0 0 10 15" svg:d="M10 15c-2-4-6-9-10-15">
          <text:p/>
        </draw:path>
        <draw:path draw:style-name="gr8" draw:text-style-name="P1" draw:layer="layout" svg:width="0.009cm" svg:height="0.014cm" svg:x="7.212cm" svg:y="4.611cm" svg:viewBox="0 0 10 15" svg:d="M10 0c-4 6-7 11-10 15">
          <text:p/>
        </draw:path>
        <draw:path draw:style-name="gr8" draw:text-style-name="P1" draw:layer="layout" svg:width="0.094cm" svg:height="0.092cm" svg:x="7.208cm" svg:y="4.625cm" svg:viewBox="0 0 95 93" svg:d="M4 0c-8 17-3 34 13 50 16 17 42 31 78 43">
          <text:p/>
        </draw:path>
        <draw:path draw:style-name="gr8" draw:text-style-name="P1" draw:layer="layout" svg:width="0.239cm" svg:height="0.01cm" svg:x="11.827cm" svg:y="3.081cm" svg:viewBox="0 0 240 11" svg:d="M0 0c73 14 167 14 240 0">
          <text:p/>
        </draw:path>
        <draw:path draw:style-name="gr8" draw:text-style-name="P1" draw:layer="layout" svg:width="0.24cm" svg:height="0.01cm" svg:x="2.991cm" svg:y="6.026cm" svg:viewBox="0 0 241 11" svg:d="M0 0c73 14 167 14 241 0">
          <text:p/>
        </draw:path>
        <draw:path draw:style-name="gr8" draw:text-style-name="P1" draw:layer="layout" svg:width="0.24cm" svg:height="0.011cm" svg:x="7.409cm" svg:y="4.553cm" svg:viewBox="0 0 241 12" svg:d="M0 0c73 16 168 16 241 0">
          <text:p/>
        </draw:path>
        <draw:path draw:style-name="gr8" draw:text-style-name="P1" draw:layer="layout" svg:width="0.043cm" svg:height="0.035cm" svg:x="11.797cm" svg:y="6.014cm" svg:viewBox="0 0 44 36" svg:d="M44 36c-28-9-44-23-44-36">
          <text:p/>
        </draw:path>
        <draw:path draw:style-name="gr8" draw:text-style-name="P1" draw:layer="layout" svg:width="0.299cm" svg:height="0.05cm" svg:x="11.797cm" svg:y="5.964cm" svg:viewBox="0 0 300 51" svg:d="M0 51c0-29 68-51 150-51 83 0 150 22 150 51">
          <text:p/>
        </draw:path>
        <draw:path draw:style-name="gr8" draw:text-style-name="P1" draw:layer="layout" svg:width="0.256cm" svg:height="0.05cm" svg:x="11.84cm" svg:y="6.014cm" svg:viewBox="0 0 257 51" svg:d="M257 0c0 20-36 39-92 47s-121 4-165-12">
          <text:p/>
        </draw:path>
        <draw:path draw:style-name="gr8" draw:text-style-name="P1" draw:layer="layout" svg:width="0.08cm" svg:height="0.065cm" svg:x="11.672cm" svg:y="6.014cm" svg:viewBox="0 0 81 66" svg:d="M81 66c-52-18-81-42-81-66">
          <text:p/>
        </draw:path>
        <draw:path draw:style-name="gr8" draw:text-style-name="P1" draw:layer="layout" svg:width="0.549cm" svg:height="0.092cm" svg:x="11.672cm" svg:y="5.922cm" svg:viewBox="0 0 550 93" svg:d="M0 93c0-51 123-93 275-93s275 42 275 93">
          <text:p/>
        </draw:path>
        <draw:path draw:style-name="gr8" draw:text-style-name="P1" draw:layer="layout" svg:width="0.469cm" svg:height="0.092cm" svg:x="11.752cm" svg:y="6.014cm" svg:viewBox="0 0 470 93" svg:d="M470 0c0 37-67 71-169 86-104 14-222 6-301-20">
          <text:p/>
        </draw:path>
        <draw:path draw:style-name="gr8" draw:text-style-name="P1" draw:layer="layout" svg:width="0.549cm" svg:height="0.092cm" svg:x="11.672cm" svg:y="5.875cm" svg:viewBox="0 0 550 93" svg:d="M0 93c0-52 123-93 275-93s275 41 275 93">
          <text:p/>
        </draw:path>
        <draw:path draw:style-name="gr8" draw:text-style-name="P1" draw:layer="layout" svg:width="0.499cm" svg:height="0.084cm" svg:x="11.697cm" svg:y="5.723cm" svg:viewBox="0 0 500 85" svg:d="M0 85c0-47 112-85 250-85 139 0 250 38 250 85">
          <text:p/>
        </draw:path>
        <draw:path draw:style-name="gr8" draw:text-style-name="P1" draw:layer="layout" svg:width="0.01cm" svg:height="0.023cm" svg:x="11.687cm" svg:y="5.797cm" svg:viewBox="0 0 11 24" svg:d="M11 24c-8-7-11-16-11-24">
          <text:p/>
        </draw:path>
        <draw:path draw:style-name="gr8" draw:text-style-name="P1" draw:layer="layout" svg:width="0.519cm" svg:height="0.086cm" svg:x="11.687cm" svg:y="5.711cm" svg:viewBox="0 0 520 87" svg:d="M0 87c0-48 116-87 259-87 144 0 261 39 261 87">
          <text:p/>
        </draw:path>
        <draw:path draw:style-name="gr8" draw:text-style-name="P1" draw:layer="layout" svg:width="0.01cm" svg:height="0.023cm" svg:x="12.196cm" svg:y="5.797cm" svg:viewBox="0 0 11 24" svg:d="M11 0c0 8-3 17-11 24">
          <text:p/>
        </draw:path>
        <draw:path draw:style-name="gr8" draw:text-style-name="P1" draw:layer="layout" svg:width="0.519cm" svg:height="0.086cm" svg:x="11.687cm" svg:y="5.664cm" svg:viewBox="0 0 520 87" svg:d="M0 87c0-49 116-87 259-87 144 0 261 38 261 87">
          <text:p/>
        </draw:path>
        <draw:path draw:style-name="gr8" draw:text-style-name="P1" draw:layer="layout" svg:width="0.044cm" svg:height="0.036cm" svg:x="7.379cm" svg:y="7.486cm" svg:viewBox="0 0 45 37" svg:d="M45 37c-29-10-45-23-45-37">
          <text:p/>
        </draw:path>
        <draw:path draw:style-name="gr8" draw:text-style-name="P1" draw:layer="layout" svg:width="0.3cm" svg:height="0.05cm" svg:x="7.379cm" svg:y="7.436cm" svg:viewBox="0 0 301 51" svg:d="M0 51c0-28 67-51 150-51s151 23 151 51">
          <text:p/>
        </draw:path>
        <draw:path draw:style-name="gr8" draw:text-style-name="P1" draw:layer="layout" svg:width="0.256cm" svg:height="0.05cm" svg:x="7.423cm" svg:y="7.486cm" svg:viewBox="0 0 257 51" svg:d="M257 0c0 21-37 40-93 48-56 7-121 3-164-11">
          <text:p/>
        </draw:path>
        <draw:path draw:style-name="gr8" draw:text-style-name="P1" draw:layer="layout" svg:width="0.081cm" svg:height="0.065cm" svg:x="7.254cm" svg:y="7.486cm" svg:viewBox="0 0 82 66" svg:d="M82 66c-53-17-82-41-82-66">
          <text:p/>
        </draw:path>
        <draw:path draw:style-name="gr8" draw:text-style-name="P1" draw:layer="layout" svg:width="0.55cm" svg:height="0.091cm" svg:x="7.254cm" svg:y="7.395cm" svg:viewBox="0 0 551 92" svg:d="M0 92c0-50 123-92 276-92 152 0 275 42 275 92">
          <text:p/>
        </draw:path>
        <draw:path draw:style-name="gr8" draw:text-style-name="P1" draw:layer="layout" svg:width="0.469cm" svg:height="0.092cm" svg:x="7.335cm" svg:y="7.486cm" svg:viewBox="0 0 470 93" svg:d="M470 0c0 38-68 72-171 86s-221 6-299-20">
          <text:p/>
        </draw:path>
        <draw:path draw:style-name="gr8" draw:text-style-name="P1" draw:layer="layout" svg:width="0.55cm" svg:height="0.091cm" svg:x="7.254cm" svg:y="7.348cm" svg:viewBox="0 0 551 92" svg:d="M0 92c0-51 123-92 276-92 152 0 275 41 275 92">
          <text:p/>
        </draw:path>
        <draw:path draw:style-name="gr8" draw:text-style-name="P1" draw:layer="layout" svg:width="0.5cm" svg:height="0.083cm" svg:x="7.279cm" svg:y="7.196cm" svg:viewBox="0 0 501 84" svg:d="M0 84c0-47 112-84 250-84s251 37 251 84">
          <text:p/>
        </draw:path>
        <draw:path draw:style-name="gr8" draw:text-style-name="P1" draw:layer="layout" svg:width="0.009cm" svg:height="0.023cm" svg:x="7.27cm" svg:y="7.27cm" svg:viewBox="0 0 10 24" svg:d="M10 24c-7-8-10-17-10-24">
          <text:p/>
        </draw:path>
        <draw:path draw:style-name="gr8" draw:text-style-name="P1" draw:layer="layout" svg:width="0.518cm" svg:height="0.087cm" svg:x="7.27cm" svg:y="7.183cm" svg:viewBox="0 0 519 88" svg:d="M0 88c0-49 116-88 260-88 143 0 259 39 259 88">
          <text:p/>
        </draw:path>
        <draw:path draw:style-name="gr8" draw:text-style-name="P1" draw:layer="layout" svg:width="0.009cm" svg:height="0.023cm" svg:x="7.779cm" svg:y="7.27cm" svg:viewBox="0 0 10 24" svg:d="M10 0c0 7-3 16-10 24">
          <text:p/>
        </draw:path>
        <draw:path draw:style-name="gr8" draw:text-style-name="P1" draw:layer="layout" svg:width="0.518cm" svg:height="0.087cm" svg:x="7.27cm" svg:y="7.136cm" svg:viewBox="0 0 519 88" svg:d="M0 88c0-49 116-88 260-88 143 0 259 39 259 88">
          <text:p/>
        </draw:path>
        <draw:path draw:style-name="gr8" draw:text-style-name="P1" draw:layer="layout" svg:width="0.043cm" svg:height="0.035cm" svg:x="2.962cm" svg:y="8.959cm" svg:viewBox="0 0 44 36" svg:d="M44 36c-29-9-44-23-44-36">
          <text:p/>
        </draw:path>
        <draw:path draw:style-name="gr8" draw:text-style-name="P1" draw:layer="layout" svg:width="0.299cm" svg:height="0.05cm" svg:x="2.962cm" svg:y="8.909cm" svg:viewBox="0 0 300 51" svg:d="M0 51c0-29 67-51 149-51 84 0 151 22 151 51">
          <text:p/>
        </draw:path>
        <draw:path draw:style-name="gr8" draw:text-style-name="P1" draw:layer="layout" svg:width="0.256cm" svg:height="0.05cm" svg:x="3.005cm" svg:y="8.959cm" svg:viewBox="0 0 257 51" svg:d="M257 0c0 20-36 39-93 47-56 8-121 4-164-11">
          <text:p/>
        </draw:path>
        <draw:path draw:style-name="gr8" draw:text-style-name="P1" draw:layer="layout" svg:width="0.08cm" svg:height="0.065cm" svg:x="2.837cm" svg:y="8.959cm" svg:viewBox="0 0 81 66" svg:d="M81 66c-51-18-81-42-81-66">
          <text:p/>
        </draw:path>
        <draw:path draw:style-name="gr8" draw:text-style-name="P1" draw:layer="layout" svg:width="0.549cm" svg:height="0.092cm" svg:x="2.837cm" svg:y="8.867cm" svg:viewBox="0 0 550 93" svg:d="M0 93c0-51 123-93 275-93s275 42 275 93">
          <text:p/>
        </draw:path>
        <draw:path draw:style-name="gr8" draw:text-style-name="P1" draw:layer="layout" svg:width="0.469cm" svg:height="0.092cm" svg:x="2.917cm" svg:y="8.959cm" svg:viewBox="0 0 470 93" svg:d="M470 0c0 38-67 71-169 86-103 15-222 6-301-20">
          <text:p/>
        </draw:path>
        <draw:path draw:style-name="gr8" draw:text-style-name="P1" draw:layer="layout" svg:width="0.549cm" svg:height="0.092cm" svg:x="2.837cm" svg:y="8.82cm" svg:viewBox="0 0 550 93" svg:d="M0 93c0-52 123-93 275-93s275 41 275 93">
          <text:p/>
        </draw:path>
        <draw:path draw:style-name="gr8" draw:text-style-name="P1" draw:layer="layout" svg:width="0.499cm" svg:height="0.084cm" svg:x="2.862cm" svg:y="8.668cm" svg:viewBox="0 0 500 85" svg:d="M0 85c0-46 111-85 249-85 139 0 251 39 251 85">
          <text:p/>
        </draw:path>
        <draw:path draw:style-name="gr8" draw:text-style-name="P1" draw:layer="layout" svg:width="0.01cm" svg:height="0.023cm" svg:x="2.852cm" svg:y="8.742cm" svg:viewBox="0 0 11 24" svg:d="M11 24c-8-7-11-16-11-24">
          <text:p/>
        </draw:path>
        <draw:path draw:style-name="gr8" draw:text-style-name="P1" draw:layer="layout" svg:width="0.519cm" svg:height="0.086cm" svg:x="2.852cm" svg:y="8.656cm" svg:viewBox="0 0 520 87" svg:d="M0 87c0-49 116-87 259-87 144 0 261 38 261 87">
          <text:p/>
        </draw:path>
        <draw:path draw:style-name="gr8" draw:text-style-name="P1" draw:layer="layout" svg:width="0.011cm" svg:height="0.023cm" svg:x="3.361cm" svg:y="8.742cm" svg:viewBox="0 0 12 24" svg:d="M12 0c0 8-4 17-12 24">
          <text:p/>
        </draw:path>
        <draw:path draw:style-name="gr8" draw:text-style-name="P1" draw:layer="layout" svg:width="0.519cm" svg:height="0.086cm" svg:x="2.852cm" svg:y="8.609cm" svg:viewBox="0 0 520 87" svg:d="M0 87c0-48 116-87 259-87 144 0 261 39 261 87">
          <text:p/>
        </draw:path>
        <draw:line draw:style-name="gr8" draw:text-style-name="P1" draw:layer="layout" svg:x1="1.485cm" svg:y1="5.747cm" svg:x2="1.485cm" svg:y2="6.012cm">
          <text:p/>
        </draw:line>
        <draw:line draw:style-name="gr8" draw:text-style-name="P1" draw:layer="layout" svg:x1="1.501cm" svg:y1="6.082cm" svg:x2="1.572cm" svg:y2="6.241cm">
          <text:p/>
        </draw:line>
        <draw:path draw:style-name="gr8" draw:text-style-name="P1" draw:layer="layout" svg:width="0.329cm" svg:height="0.767cm" svg:x="1.485cm" svg:y="4.98cm" svg:viewBox="0 0 330 768" svg:d="M330 0c-33 31-67 67-101 110-27 35-55 74-81 120-24 39-46 83-64 127-20 46-35 91-46 132-14 49-22 94-28 135-7 52-10 99-10 144">
          <text:p/>
        </draw:path>
        <draw:line draw:style-name="gr8" draw:text-style-name="P1" draw:layer="layout" svg:x1="3.254cm" svg:y1="4.725cm" svg:x2="3.16cm" svg:y2="4.757cm">
          <text:p/>
        </draw:line>
        <draw:line draw:style-name="gr8" draw:text-style-name="P1" draw:layer="layout" svg:x1="1.664cm" svg:y1="6.352cm" svg:x2="1.645cm" svg:y2="6.335cm">
          <text:p/>
        </draw:line>
        <draw:line draw:style-name="gr8" draw:text-style-name="P1" draw:layer="layout" svg:x1="13.395cm" svg:y1="3.289cm" svg:x2="13.414cm" svg:y2="3.272cm">
          <text:p/>
        </draw:line>
        <draw:path draw:style-name="gr8" draw:text-style-name="P1" draw:layer="layout" svg:width="0.426cm" svg:height="0.38cm" svg:x="3.242cm" svg:y="4.352cm" svg:viewBox="0 0 427 381" svg:d="M427 0c-64 54-133 114-205 182-26 24-57 53-87 81s-59 55-80 74c-22 19-36 31-44 37s-10 7-11 7">
          <text:p/>
        </draw:path>
        <draw:line draw:style-name="gr8" draw:text-style-name="P1" draw:layer="layout" svg:x1="3.242cm" svg:y1="4.732cm" svg:x2="3.243cm" svg:y2="4.732cm">
          <text:p/>
        </draw:line>
        <draw:path draw:style-name="gr8" draw:text-style-name="P1" draw:layer="layout" svg:width="1.733cm" svg:height="0.669cm" svg:x="1.798cm" svg:y="4.326cm" svg:viewBox="0 0 1734 670" svg:d="M0 670c341-614 1110-848 1734-524">
          <text:p/>
        </draw:path>
        <draw:line draw:style-name="gr8" draw:text-style-name="P1" draw:layer="layout" svg:x1="13.558cm" svg:y1="3.019cm" svg:x2="13.487cm" svg:y2="3.178cm">
          <text:p/>
        </draw:line>
        <draw:path draw:style-name="gr8" draw:text-style-name="P1" draw:layer="layout" svg:width="0cm" svg:height="0cm" svg:x="10.593cm" svg:y="2.282cm" svg:viewBox="0 0 1 0" svg:d="M1 0c-1 0-1 0-1 0">
          <text:p/>
        </draw:path>
        <draw:path draw:style-name="gr8" draw:text-style-name="P1" draw:layer="layout" svg:width="0.426cm" svg:height="0.38cm" svg:x="10.593cm" svg:y="1.902cm" svg:viewBox="0 0 427 381" svg:d="M0 381c0 0 4-2 17-12 6-5 15-13 27-24 12-10 28-24 45-39 25-24 52-49 79-74 26-25 52-50 78-74 64-59 124-112 181-158">
          <text:p/>
        </draw:path>
        <draw:line draw:style-name="gr8" draw:text-style-name="P1" draw:layer="layout" svg:x1="10.604cm" svg:y1="2.274cm" svg:x2="10.51cm" svg:y2="2.306cm">
          <text:p/>
        </draw:line>
        <draw:path draw:style-name="gr8" draw:text-style-name="P1" draw:layer="layout" svg:width="0.425cm" svg:height="0.379cm" svg:x="8.756cm" svg:y="2.515cm" svg:viewBox="0 0 426 380" svg:d="M426 0c-64 52-133 112-205 180-26 24-57 53-87 81-30 29-59 55-80 75-22 19-36 31-44 37s-10 7-10 7">
          <text:p/>
        </draw:path>
        <draw:polyline draw:style-name="gr8" draw:text-style-name="P1" draw:layer="layout" svg:width="0cm" svg:height="0cm" svg:x="8.756cm" svg:y="2.894cm" svg:viewBox="0 0 0 0" draw:points="0,0">
          <text:p/>
        </draw:polyline>
        <draw:line draw:style-name="gr8" draw:text-style-name="P1" draw:layer="layout" svg:x1="8.767cm" svg:y1="2.887cm" svg:x2="8.673cm" svg:y2="2.919cm">
          <text:p/>
        </draw:line>
        <draw:path draw:style-name="gr8" draw:text-style-name="P1" draw:layer="layout" svg:width="0.426cm" svg:height="0.38cm" svg:x="6.918cm" svg:y="3.127cm" svg:viewBox="0 0 427 381" svg:d="M427 0c-64 52-132 113-205 182-26 24-57 53-87 81s-59 55-81 73c-21 20-36 31-44 38-8 6-10 7-10 7">
          <text:p/>
        </draw:path>
        <draw:polyline draw:style-name="gr8" draw:text-style-name="P1" draw:layer="layout" svg:width="0cm" svg:height="0cm" svg:x="6.918cm" svg:y="3.507cm" svg:viewBox="0 0 0 0" draw:points="0,0">
          <text:p/>
        </draw:polyline>
        <draw:line draw:style-name="gr8" draw:text-style-name="P1" draw:layer="layout" svg:x1="5.091cm" svg:y1="4.112cm" svg:x2="4.997cm" svg:y2="4.144cm">
          <text:p/>
        </draw:line>
        <draw:path draw:style-name="gr8" draw:text-style-name="P1" draw:layer="layout" svg:width="0.426cm" svg:height="0.379cm" svg:x="5.08cm" svg:y="3.74cm" svg:viewBox="0 0 427 380" svg:d="M427 0c-64 52-132 112-205 180-26 24-57 53-87 83-30 28-59 54-80 73-22 19-37 31-45 37s-10 7-10 7">
          <text:p/>
        </draw:path>
        <draw:line draw:style-name="gr8" draw:text-style-name="P1" draw:layer="layout" svg:x1="5.08cm" svg:y1="4.119cm" svg:x2="5.081cm" svg:y2="4.119cm">
          <text:p/>
        </draw:line>
        <draw:line draw:style-name="gr8" draw:text-style-name="P1" draw:layer="layout" svg:x1="6.929cm" svg:y1="3.5cm" svg:x2="6.835cm" svg:y2="3.532cm">
          <text:p/>
        </draw:line>
        <draw:line draw:style-name="gr8" draw:text-style-name="P1" draw:layer="layout" svg:x1="13.573cm" svg:y1="2.684cm" svg:x2="13.573cm" svg:y2="2.949cm">
          <text:p/>
        </draw:line>
        <draw:path draw:style-name="gr8" draw:text-style-name="P1" draw:layer="layout" svg:width="0.329cm" svg:height="0.767cm" svg:x="13.244cm" svg:y="1.917cm" svg:viewBox="0 0 330 768" svg:d="M0 0c32 31 67 67 101 110 27 35 55 74 81 120 24 39 46 83 64 127 20 46 35 91 46 132 14 49 22 94 28 135 7 53 10 99 10 144">
          <text:p/>
        </draw:path>
        <draw:polyline draw:style-name="gr8" draw:text-style-name="P1" draw:layer="layout" svg:width="0cm" svg:height="0cm" svg:x="13.244cm" svg:y="1.917cm" svg:viewBox="0 0 0 0" draw:points="0,0">
          <text:p/>
        </draw:polyline>
        <draw:path draw:style-name="gr8" draw:text-style-name="P1" draw:layer="layout" svg:width="1.73cm" svg:height="0.663cm" svg:x="3.639cm" svg:y="3.713cm" svg:viewBox="0 0 1731 664" svg:d="M0 664c343-611 1109-841 1731-519">
          <text:p/>
        </draw:path>
        <draw:path draw:style-name="gr8" draw:text-style-name="P1" draw:layer="layout" svg:width="2.27cm" svg:height="0.67cm" svg:x="10.99cm" svg:y="1.263cm" svg:viewBox="0 0 2271 671" svg:d="M0 664c231-412 666-666 1137-664 472 1 906 258 1134 671">
          <text:p/>
        </draw:path>
        <draw:path draw:style-name="gr8" draw:text-style-name="P1" draw:layer="layout" svg:width="1.729cm" svg:height="0.664cm" svg:x="9.153cm" svg:y="1.875cm" svg:viewBox="0 0 1730 665" svg:d="M0 665c342-612 1108-841 1730-520">
          <text:p/>
        </draw:path>
        <draw:path draw:style-name="gr8" draw:text-style-name="P1" draw:layer="layout" svg:width="1.729cm" svg:height="0.663cm" svg:x="7.315cm" svg:y="2.488cm" svg:viewBox="0 0 1730 664" svg:d="M0 664c343-611 1108-841 1730-519">
          <text:p/>
        </draw:path>
        <draw:path draw:style-name="gr8" draw:text-style-name="P1" draw:layer="layout" svg:width="1.73cm" svg:height="0.664cm" svg:x="5.477cm" svg:y="3.1cm" svg:viewBox="0 0 1731 665" svg:d="M0 665c343-612 1109-842 1731-519">
          <text:p/>
        </draw:path>
        <draw:line draw:style-name="gr8" draw:text-style-name="P1" draw:layer="layout" svg:x1="11.672cm" svg:y1="6.014cm" svg:x2="11.672cm" svg:y2="5.967cm">
          <text:p/>
        </draw:line>
        <draw:line draw:style-name="gr8" draw:text-style-name="P1" draw:layer="layout" svg:x1="12.221cm" svg:y1="6.014cm" svg:x2="12.221cm" svg:y2="5.967cm">
          <text:p/>
        </draw:line>
        <draw:line draw:style-name="gr8" draw:text-style-name="P1" draw:layer="layout" svg:x1="11.697cm" svg:y1="5.929cm" svg:x2="11.697cm" svg:y2="5.807cm">
          <text:p/>
        </draw:line>
        <draw:line draw:style-name="gr8" draw:text-style-name="P1" draw:layer="layout" svg:x1="12.196cm" svg:y1="5.929cm" svg:x2="12.196cm" svg:y2="5.807cm">
          <text:p/>
        </draw:line>
        <draw:line draw:style-name="gr8" draw:text-style-name="P1" draw:layer="layout" svg:x1="11.687cm" svg:y1="5.797cm" svg:x2="11.687cm" svg:y2="5.75cm">
          <text:p/>
        </draw:line>
        <draw:line draw:style-name="gr8" draw:text-style-name="P1" draw:layer="layout" svg:x1="12.206cm" svg:y1="5.797cm" svg:x2="12.206cm" svg:y2="5.75cm">
          <text:p/>
        </draw:line>
        <draw:line draw:style-name="gr8" draw:text-style-name="P1" draw:layer="layout" svg:x1="7.254cm" svg:y1="7.486cm" svg:x2="7.254cm" svg:y2="7.439cm">
          <text:p/>
        </draw:line>
        <draw:line draw:style-name="gr8" draw:text-style-name="P1" draw:layer="layout" svg:x1="7.804cm" svg:y1="7.486cm" svg:x2="7.804cm" svg:y2="7.439cm">
          <text:p/>
        </draw:line>
        <draw:line draw:style-name="gr8" draw:text-style-name="P1" draw:layer="layout" svg:x1="7.279cm" svg:y1="7.401cm" svg:x2="7.279cm" svg:y2="7.279cm">
          <text:p/>
        </draw:line>
        <draw:line draw:style-name="gr8" draw:text-style-name="P1" draw:layer="layout" svg:x1="7.779cm" svg:y1="7.401cm" svg:x2="7.779cm" svg:y2="7.279cm">
          <text:p/>
        </draw:line>
        <draw:line draw:style-name="gr8" draw:text-style-name="P1" draw:layer="layout" svg:x1="7.27cm" svg:y1="7.27cm" svg:x2="7.27cm" svg:y2="7.223cm">
          <text:p/>
        </draw:line>
        <draw:line draw:style-name="gr8" draw:text-style-name="P1" draw:layer="layout" svg:x1="7.788cm" svg:y1="7.27cm" svg:x2="7.788cm" svg:y2="7.223cm">
          <text:p/>
        </draw:line>
        <draw:line draw:style-name="gr8" draw:text-style-name="P1" draw:layer="layout" svg:x1="2.837cm" svg:y1="8.959cm" svg:x2="2.837cm" svg:y2="8.912cm">
          <text:p/>
        </draw:line>
        <draw:line draw:style-name="gr8" draw:text-style-name="P1" draw:layer="layout" svg:x1="3.386cm" svg:y1="8.959cm" svg:x2="3.386cm" svg:y2="8.912cm">
          <text:p/>
        </draw:line>
        <draw:line draw:style-name="gr8" draw:text-style-name="P1" draw:layer="layout" svg:x1="2.862cm" svg:y1="8.874cm" svg:x2="2.862cm" svg:y2="8.752cm">
          <text:p/>
        </draw:line>
        <draw:line draw:style-name="gr8" draw:text-style-name="P1" draw:layer="layout" svg:x1="3.361cm" svg:y1="8.874cm" svg:x2="3.361cm" svg:y2="8.752cm">
          <text:p/>
        </draw:line>
        <draw:line draw:style-name="gr8" draw:text-style-name="P1" draw:layer="layout" svg:x1="2.852cm" svg:y1="8.742cm" svg:x2="2.852cm" svg:y2="8.695cm">
          <text:p/>
        </draw:line>
        <draw:line draw:style-name="gr8" draw:text-style-name="P1" draw:layer="layout" svg:x1="3.371cm" svg:y1="8.742cm" svg:x2="3.371cm" svg:y2="8.695cm">
          <text:p/>
        </draw:line>
        <draw:path draw:style-name="gr6" draw:text-style-name="P3" draw:layer="layout" svg:width="5.906cm" svg:height="4.017cm" svg:x="2.54cm" svg:y="15.083cm" svg:viewBox="0 0 5907 4018" svg:d="M5907 3405c0 124-48 247-137 347-61 69-141 127-232 169s-194 67-298 74-210-5-308-34c-98-30-188-77-262-137l-321-262c-36-30-71-61-107-90l-60-49c-36-30-74-58-110-88l-641-524c-37-30-72-61-108-90l-60-49c-36-30-74-58-110-88l-641-524c-37-29-72-60-108-90l-59-48c-37-30-75-59-111-88l-641-524c-37-29-71-60-108-90l-59-49c-37-29-74-58-111-87l-641-524c-36-30-71-60-107-90l-60-49c-37-30-74-58-112-88l-320-261c-27-23-52-47-75-72l29 32c21 24 45 47 71 68l321 262 109 89 60 49 109 89 641 523 109 89 60 49 109 89 641 524 109 89 60 48 109 89 641 524 109 89 60 49 109 88 641 525 109 89 59 49 109 89 321 262c70 57 156 102 249 130 94 28 194 39 293 33 100-7 197-31 283-71 87-40 163-95 221-161l29-32c89-100 137-223 137-347z">
          <text:p/>
        </draw:path>
        <draw:polygon draw:style-name="gr7" draw:text-style-name="P1" draw:layer="layout" svg:width="0cm" svg:height="0cm" svg:x="5.442cm" svg:y="16.516cm" svg:viewBox="0 0 0 0" draw:points="0,0">
          <text:p/>
        </draw:polygon>
        <draw:path draw:style-name="gr6" draw:text-style-name="P3" draw:layer="layout" svg:width="5.906cm" svg:height="4.364cm" svg:x="2.403cm" svg:y="14.736cm" svg:viewBox="0 0 5907 4365" svg:d="M5907 4099l-29 32c-58 66-134 121-221 161-86 40-183 64-283 71-99 6-199-5-293-33-93-28-179-73-249-130l-321-262-109-89-59-49-109-89-641-524-109-88-60-49-109-89-641-524-109-89-60-48-109-89-641-524-109-89-60-49-109-89-641-523-109-89-60-49-109-89-321-263c-26-21-50-44-71-68l-29-32c-89-100-138-223-137-347-1 124 48 247 137 347 23 25 48 49 75 72l320 262c38 30 75 58 112 88l60 49c36 30 71 60 107 90l641 524c37 29 74 58 111 87l59 49c37 30 71 61 108 90l641 524c36 29 74 58 111 88l59 48c36 30 71 61 108 90l641 524c36 30 74 58 110 88l60 49c36 29 71 60 108 90l641 523c36 30 74 58 110 88l60 49c36 29 71 60 107 90l321 262c74 60 164 107 262 137 98 29 204 41 308 34s207-32 298-74 171-100 232-169z">
          <text:p/>
        </draw:path>
        <draw:polygon draw:style-name="gr7" draw:text-style-name="P1" draw:layer="layout" svg:width="0cm" svg:height="0cm" svg:x="5.442cm" svg:y="16.516cm" svg:viewBox="0 0 0 0" draw:points="0,0">
          <text:p/>
        </draw:polygon>
        <draw:path draw:style-name="gr6" draw:text-style-name="P3" draw:layer="layout" svg:width="6.043cm" svg:height="4.438cm" svg:x="2.403cm" svg:y="13.968cm" svg:viewBox="0 0 6044 4439" svg:d="M0 687c0-79 13-165 52-257 19-43 43-86 74-130 33-46 76-92 123-130 39-32 85-63 148-93 41-20 89-39 158-55 2 0 3 0 5-1-90 24-173 66-245 124 72-58 155-100 245-124 109-28 222-28 330 0 62 14 106 31 145 48 74 33 124 68 167 102 26 22 49 42 74 66 44 43 93 95 148 159 22 26 46 54 71 84 23 27 49 58 70 81 22 26 36 40 45 49 10 9 15 14 20 18l60 49c17 14 35 25 75 44 29 14 71 32 122 55 20 10 40 20 63 32 24 12 49 27 76 45 28 17 53 35 76 53 22 18 43 36 63 54 49 44 92 89 135 138 42 47 84 96 131 152 19 23 50 60 74 85 12 13 22 23 29 30s12 10 15 13l59 49c18 14 36 25 76 44 29 14 71 32 122 56 19 9 40 19 63 31 24 14 49 28 76 46s53 35 75 53c23 18 44 36 64 54 49 44 92 90 135 138 42 47 84 97 131 153 19 22 50 59 74 84 12 13 21 23 29 30 7 7 11 10 15 13l59 49c18 14 36 26 76 44 29 15 71 32 122 56 19 9 40 19 63 32 24 12 49 27 76 44 27 18 52 36 75 54 23 17 44 35 64 53 49 45 92 90 135 138 42 48 83 97 131 153 19 22 50 59 73 85 13 13 22 23 30 29 7 7 11 11 14 14l60 48c18 14 36 26 75 45 30 14 72 31 123 55 19 9 40 19 63 32 23 12 49 27 76 44 27 18 52 36 75 54s44 36 64 53c49 45 92 90 135 138 42 48 83 97 130 153 19 23 50 59 74 85 12 13 22 23 29 30 8 7 12 10 15 13l60 49c14 11 28 20 56 34 16 8 38 19 67 31 22 10 47 21 72 33s50 25 76 39c25 13 51 29 77 46s53 37 80 59c47 38 89 82 122 128 32 43 56 87 75 130 40 93 54 181 54 260 0-79-14-167-54-260-19-43-43-87-75-130-33-46-75-90-122-128-27-22-54-42-80-59s-52-33-77-46c-26-14-51-27-76-39s-50-23-72-33c-29-12-51-23-67-31-28-14-42-23-56-34l-60-49c-3-3-7-6-15-13-7-7-17-17-29-30-24-26-55-62-74-85-47-56-88-105-130-153-43-48-86-93-135-138-20-17-41-35-64-53s-48-36-75-54c-27-17-53-32-76-44-23-13-44-23-63-32-51-24-93-41-123-55-39-19-57-31-75-45l-60-48c-3-3-7-7-14-14-8-6-17-16-30-29-23-26-54-63-73-85-48-56-89-105-131-153-43-48-86-93-135-138-20-18-41-36-64-53-23-18-48-36-75-54-27-17-52-32-76-44-23-13-44-23-63-32-51-24-93-41-122-56-40-18-58-30-76-44l-59-49c-4-3-8-6-15-13-8-7-17-17-29-30-24-25-55-62-74-84-47-56-89-106-131-153-43-48-86-94-135-138-20-18-41-36-64-54-22-18-48-35-75-53s-52-32-76-46c-23-12-44-22-63-31-51-24-93-42-122-56-40-19-58-30-76-44l-59-49c-3-3-8-6-15-13s-17-17-29-30c-24-25-55-62-74-85-47-56-89-105-131-152-43-49-86-94-135-138-20-18-41-36-63-54-23-18-48-36-76-53-27-18-52-33-76-45-23-12-43-22-63-32-51-23-93-41-122-55-40-19-58-30-75-44l-60-49c-5-4-10-9-20-18-9-9-23-23-45-49-21-23-47-54-70-81-25-30-49-58-71-84-55-64-104-116-148-159-25-24-48-44-74-66-43-34-93-69-167-102-39-17-83-34-145-48 89 24 173 66 245 124-72-58-156-100-245-124-108-28-221-28-330 0-2 1-3 1-5 1-69 16-117 35-158 55-63 30-109 61-148 93-47 38-90 84-123 130-31 44-55 87-74 130-39 92-52 178-52 257v81z">
          <text:p/>
        </draw:path>
        <draw:polygon draw:style-name="gr7" draw:text-style-name="P1" draw:layer="layout" svg:width="0cm" svg:height="0cm" svg:x="5.442cm" svg:y="16.516cm" svg:viewBox="0 0 0 0" draw:points="0,0">
          <text:p/>
        </draw:polygon>
        <draw:path draw:style-name="gr6" draw:text-style-name="P3" draw:layer="layout" svg:width="0.819cm" svg:height="0.146cm" svg:x="4.555cm" svg:y="15.469cm" svg:viewBox="0 0 820 147" svg:d="M0 147c239-196 581-196 820 0-239-196-581-196-820 0z">
          <text:p/>
        </draw:path>
        <draw:polygon draw:style-name="gr7" draw:text-style-name="P1" draw:layer="layout" svg:width="0cm" svg:height="0cm" svg:x="5.442cm" svg:y="16.516cm" svg:viewBox="0 0 0 0" draw:points="0,0">
          <text:p/>
        </draw:polygon>
        <draw:path draw:style-name="gr6" draw:text-style-name="P3" draw:layer="layout" svg:width="0.819cm" svg:height="0.145cm" svg:x="5.474cm" svg:y="16.219cm" svg:viewBox="0 0 820 146" svg:d="M0 146c239-195 581-195 820 0-239-195-581-195-820 0z">
          <text:p/>
        </draw:path>
        <draw:polygon draw:style-name="gr7" draw:text-style-name="P1" draw:layer="layout" svg:width="0cm" svg:height="0cm" svg:x="5.442cm" svg:y="16.516cm" svg:viewBox="0 0 0 0" draw:points="0,0">
          <text:p/>
        </draw:polygon>
        <draw:polygon draw:style-name="gr6" draw:text-style-name="P3" draw:layer="layout" svg:width="0cm" svg:height="0.079cm" svg:x="8.446cm" svg:y="18.407cm" svg:viewBox="0 0 0 80" draw:points="0,0 0,80">
          <text:p/>
        </draw:polygon>
        <draw:polygon draw:style-name="gr7" draw:text-style-name="P1" draw:layer="layout" svg:width="0cm" svg:height="0cm" svg:x="5.442cm" svg:y="16.516cm" svg:viewBox="0 0 0 0" draw:points="0,0">
          <text:p/>
        </draw:polygon>
        <draw:path draw:style-name="gr6" draw:text-style-name="P3" draw:layer="layout" svg:width="0.819cm" svg:height="0.145cm" svg:x="7.312cm" svg:y="17.719cm" svg:viewBox="0 0 820 146" svg:d="M0 146c239-195 581-195 820 0-239-195-581-195-820 0z">
          <text:p/>
        </draw:path>
        <draw:polygon draw:style-name="gr7" draw:text-style-name="P1" draw:layer="layout" svg:width="0cm" svg:height="0cm" svg:x="5.442cm" svg:y="16.516cm" svg:viewBox="0 0 0 0" draw:points="0,0">
          <text:p/>
        </draw:polygon>
        <draw:path draw:style-name="gr6" draw:text-style-name="P3" draw:layer="layout" svg:width="0.819cm" svg:height="0.145cm" svg:x="6.393cm" svg:y="16.969cm" svg:viewBox="0 0 820 146" svg:d="M0 146c239-195 581-195 820 0-239-195-581-195-820 0z">
          <text:p/>
        </draw:path>
        <draw:polygon draw:style-name="gr7" draw:text-style-name="P1" draw:layer="layout" svg:width="0cm" svg:height="0cm" svg:x="5.442cm" svg:y="16.516cm" svg:viewBox="0 0 0 0" draw:points="0,0">
          <text:p/>
        </draw:polygon>
        <draw:path draw:style-name="gr6" draw:text-style-name="P3" draw:layer="layout" svg:width="0.819cm" svg:height="0.146cm" svg:x="3.637cm" svg:y="14.718cm" svg:viewBox="0 0 820 147" svg:d="M0 147c239-196 581-196 820 0-239-196-581-196-820 0z">
          <text:p/>
        </draw:path>
        <draw:polygon draw:style-name="gr7" draw:text-style-name="P1" draw:layer="layout" svg:width="0cm" svg:height="0cm" svg:x="5.442cm" svg:y="16.516cm" svg:viewBox="0 0 0 0" draw:points="0,0">
          <text:p/>
        </draw:polygon>
        <draw:line draw:style-name="gr8" draw:text-style-name="P1" draw:layer="layout" svg:x1="2.936cm" svg:y1="15.417cm" svg:x2="2.615cm" svg:y2="15.155cm">
          <text:p/>
        </draw:line>
        <draw:path draw:style-name="gr8" draw:text-style-name="P1" draw:layer="layout" svg:width="0.075cm" svg:height="0.072cm" svg:x="2.54cm" svg:y="15.083cm" svg:viewBox="0 0 76 73" svg:d="M76 73c-27-23-52-47-76-73">
          <text:p/>
        </draw:path>
        <draw:path draw:style-name="gr8" draw:text-style-name="P1" draw:layer="layout" svg:width="0.137cm" svg:height="0.347cm" svg:x="2.403cm" svg:y="14.736cm" svg:viewBox="0 0 138 348" svg:d="M138 348c-90-101-139-224-138-348">
          <text:p/>
        </draw:path>
        <draw:line draw:style-name="gr8" draw:text-style-name="P1" draw:layer="layout" svg:x1="2.961cm" svg:y1="15.446cm" svg:x2="2.64cm" svg:y2="15.183cm">
          <text:p/>
        </draw:line>
        <draw:path draw:style-name="gr8" draw:text-style-name="P1" draw:layer="layout" svg:width="0.111cm" svg:height="0.088cm" svg:x="2.935cm" svg:y="15.416cm" svg:viewBox="0 0 112 89" svg:d="M112 89c-38-30-75-58-112-89">
          <text:p/>
        </draw:path>
        <draw:path draw:style-name="gr8" draw:text-style-name="P1" draw:layer="layout" svg:width="0.071cm" svg:height="0.068cm" svg:x="2.569cm" svg:y="15.115cm" svg:viewBox="0 0 72 69" svg:d="M72 69c-26-21-51-44-72-69">
          <text:p/>
        </draw:path>
        <draw:line draw:style-name="gr8" draw:text-style-name="P1" draw:layer="layout" svg:x1="3.07cm" svg:y1="15.535cm" svg:x2="2.96cm" svg:y2="15.445cm">
          <text:p/>
        </draw:line>
        <draw:line draw:style-name="gr8" draw:text-style-name="P1" draw:layer="layout" svg:x1="7.235cm" svg:y1="18.936cm" svg:x2="6.913cm" svg:y2="18.673cm">
          <text:p/>
        </draw:line>
        <draw:line draw:style-name="gr8" draw:text-style-name="P1" draw:layer="layout" svg:x1="6.914cm" svg:y1="18.674cm" svg:x2="6.804cm" svg:y2="18.584cm">
          <text:p/>
        </draw:line>
        <draw:line draw:style-name="gr8" draw:text-style-name="P1" draw:layer="layout" svg:x1="6.805cm" svg:y1="18.585cm" svg:x2="6.745cm" svg:y2="18.535cm">
          <text:p/>
        </draw:line>
        <draw:line draw:style-name="gr8" draw:text-style-name="P1" draw:layer="layout" svg:x1="6.746cm" svg:y1="18.536cm" svg:x2="6.636cm" svg:y2="18.446cm">
          <text:p/>
        </draw:line>
        <draw:line draw:style-name="gr8" draw:text-style-name="P1" draw:layer="layout" svg:x1="6.637cm" svg:y1="18.447cm" svg:x2="5.995cm" svg:y2="17.922cm">
          <text:p/>
        </draw:line>
        <draw:line draw:style-name="gr8" draw:text-style-name="P1" draw:layer="layout" svg:x1="3.13cm" svg:y1="15.584cm" svg:x2="3.069cm" svg:y2="15.534cm">
          <text:p/>
        </draw:line>
        <draw:line draw:style-name="gr8" draw:text-style-name="P1" draw:layer="layout" svg:x1="5.996cm" svg:y1="17.923cm" svg:x2="5.886cm" svg:y2="17.834cm">
          <text:p/>
        </draw:line>
        <draw:line draw:style-name="gr8" draw:text-style-name="P1" draw:layer="layout" svg:x1="3.239cm" svg:y1="15.673cm" svg:x2="3.129cm" svg:y2="15.583cm">
          <text:p/>
        </draw:line>
        <draw:line draw:style-name="gr8" draw:text-style-name="P1" draw:layer="layout" svg:x1="5.887cm" svg:y1="17.835cm" svg:x2="5.826cm" svg:y2="17.785cm">
          <text:p/>
        </draw:line>
        <draw:line draw:style-name="gr8" draw:text-style-name="P1" draw:layer="layout" svg:x1="3.88cm" svg:y1="16.196cm" svg:x2="3.238cm" svg:y2="15.672cm">
          <text:p/>
        </draw:line>
        <draw:line draw:style-name="gr8" draw:text-style-name="P1" draw:layer="layout" svg:x1="5.827cm" svg:y1="17.786cm" svg:x2="5.717cm" svg:y2="17.696cm">
          <text:p/>
        </draw:line>
        <draw:line draw:style-name="gr8" draw:text-style-name="P1" draw:layer="layout" svg:x1="3.989cm" svg:y1="16.285cm" svg:x2="3.879cm" svg:y2="16.195cm">
          <text:p/>
        </draw:line>
        <draw:line draw:style-name="gr8" draw:text-style-name="P1" draw:layer="layout" svg:x1="5.718cm" svg:y1="17.697cm" svg:x2="5.076cm" svg:y2="17.172cm">
          <text:p/>
        </draw:line>
        <draw:line draw:style-name="gr8" draw:text-style-name="P1" draw:layer="layout" svg:x1="4.049cm" svg:y1="16.334cm" svg:x2="3.988cm" svg:y2="16.284cm">
          <text:p/>
        </draw:line>
        <draw:line draw:style-name="gr8" draw:text-style-name="P1" draw:layer="layout" svg:x1="5.077cm" svg:y1="17.173cm" svg:x2="4.967cm" svg:y2="17.083cm">
          <text:p/>
        </draw:line>
        <draw:line draw:style-name="gr8" draw:text-style-name="P1" draw:layer="layout" svg:x1="4.158cm" svg:y1="16.423cm" svg:x2="4.048cm" svg:y2="16.333cm">
          <text:p/>
        </draw:line>
        <draw:line draw:style-name="gr8" draw:text-style-name="P1" draw:layer="layout" svg:x1="4.968cm" svg:y1="17.084cm" svg:x2="4.907cm" svg:y2="17.035cm">
          <text:p/>
        </draw:line>
        <draw:line draw:style-name="gr8" draw:text-style-name="P1" draw:layer="layout" svg:x1="4.799cm" svg:y1="16.947cm" svg:x2="4.157cm" svg:y2="16.422cm">
          <text:p/>
        </draw:line>
        <draw:line draw:style-name="gr8" draw:text-style-name="P1" draw:layer="layout" svg:x1="4.908cm" svg:y1="17.036cm" svg:x2="4.798cm" svg:y2="16.946cm">
          <text:p/>
        </draw:line>
        <draw:line draw:style-name="gr8" draw:text-style-name="P1" draw:layer="layout" svg:x1="3.107cm" svg:y1="15.554cm" svg:x2="3.046cm" svg:y2="15.504cm">
          <text:p/>
        </draw:line>
        <draw:path draw:style-name="gr8" draw:text-style-name="P1" draw:layer="layout" svg:width="1.046cm" svg:height="0.234cm" svg:x="7.234cm" svg:y="18.866cm" svg:viewBox="0 0 1047 235" svg:d="M1047 0c-58 67-134 122-221 162-86 40-183 64-284 71-99 6-199-5-293-33-93-28-179-73-249-130">
          <text:p/>
        </draw:path>
        <draw:line draw:style-name="gr8" draw:text-style-name="P1" draw:layer="layout" svg:x1="7.21cm" svg:y1="18.907cm" svg:x2="6.888cm" svg:y2="18.644cm">
          <text:p/>
        </draw:line>
        <draw:path draw:style-name="gr8" draw:text-style-name="P1" draw:layer="layout" svg:width="0.107cm" svg:height="0.09cm" svg:x="6.781cm" svg:y="18.554cm" svg:viewBox="0 0 108 91" svg:d="M108 91c-36-30-71-62-108-91">
          <text:p/>
        </draw:path>
        <draw:line draw:style-name="gr8" draw:text-style-name="P1" draw:layer="layout" svg:x1="6.782cm" svg:y1="18.555cm" svg:x2="6.721cm" svg:y2="18.505cm">
          <text:p/>
        </draw:line>
        <draw:path draw:style-name="gr8" draw:text-style-name="P1" draw:layer="layout" svg:width="0.11cm" svg:height="0.088cm" svg:x="6.611cm" svg:y="18.417cm" svg:viewBox="0 0 111 89" svg:d="M111 89c-36-31-75-59-111-89">
          <text:p/>
        </draw:path>
        <draw:line draw:style-name="gr8" draw:text-style-name="P1" draw:layer="layout" svg:x1="6.612cm" svg:y1="18.418cm" svg:x2="5.97cm" svg:y2="17.894cm">
          <text:p/>
        </draw:line>
        <draw:path draw:style-name="gr8" draw:text-style-name="P1" draw:layer="layout" svg:width="0.108cm" svg:height="0.09cm" svg:x="5.862cm" svg:y="17.804cm" svg:viewBox="0 0 109 91" svg:d="M109 91c-38-31-73-62-109-91">
          <text:p/>
        </draw:path>
        <draw:path draw:style-name="gr8" draw:text-style-name="P1" draw:layer="layout" svg:width="0.107cm" svg:height="0.09cm" svg:x="3.106cm" svg:y="15.553cm" svg:viewBox="0 0 108 91" svg:d="M108 91c-36-31-72-61-108-91">
          <text:p/>
        </draw:path>
        <draw:line draw:style-name="gr8" draw:text-style-name="P1" draw:layer="layout" svg:x1="5.863cm" svg:y1="17.805cm" svg:x2="5.802cm" svg:y2="17.755cm">
          <text:p/>
        </draw:line>
        <draw:line draw:style-name="gr8" draw:text-style-name="P1" draw:layer="layout" svg:x1="3.855cm" svg:y1="16.168cm" svg:x2="3.213cm" svg:y2="15.643cm">
          <text:p/>
        </draw:line>
        <draw:path draw:style-name="gr8" draw:text-style-name="P1" draw:layer="layout" svg:width="0.11cm" svg:height="0.088cm" svg:x="5.692cm" svg:y="17.667cm" svg:viewBox="0 0 111 89" svg:d="M111 89c-37-30-75-59-111-89">
          <text:p/>
        </draw:path>
        <draw:path draw:style-name="gr8" draw:text-style-name="P1" draw:layer="layout" svg:width="0.111cm" svg:height="0.087cm" svg:x="3.854cm" svg:y="16.167cm" svg:viewBox="0 0 112 88" svg:d="M112 88c-37-30-75-59-112-88">
          <text:p/>
        </draw:path>
        <draw:line draw:style-name="gr8" draw:text-style-name="P1" draw:layer="layout" svg:x1="5.693cm" svg:y1="17.668cm" svg:x2="5.051cm" svg:y2="17.143cm">
          <text:p/>
        </draw:line>
        <draw:line draw:style-name="gr8" draw:text-style-name="P1" draw:layer="layout" svg:x1="4.025cm" svg:y1="16.304cm" svg:x2="3.965cm" svg:y2="16.254cm">
          <text:p/>
        </draw:line>
        <draw:path draw:style-name="gr8" draw:text-style-name="P1" draw:layer="layout" svg:width="0.108cm" svg:height="0.09cm" svg:x="4.943cm" svg:y="17.053cm" svg:viewBox="0 0 109 91" svg:d="M109 91c-37-29-72-60-109-91">
          <text:p/>
        </draw:path>
        <draw:path draw:style-name="gr8" draw:text-style-name="P1" draw:layer="layout" svg:width="0.108cm" svg:height="0.09cm" svg:x="4.024cm" svg:y="16.303cm" svg:viewBox="0 0 109 91" svg:d="M109 91c-38-29-72-61-109-91">
          <text:p/>
        </draw:path>
        <draw:line draw:style-name="gr8" draw:text-style-name="P1" draw:layer="layout" svg:x1="4.944cm" svg:y1="17.054cm" svg:x2="4.884cm" svg:y2="17.005cm">
          <text:p/>
        </draw:line>
        <draw:line draw:style-name="gr8" draw:text-style-name="P1" draw:layer="layout" svg:x1="4.774cm" svg:y1="16.918cm" svg:x2="4.132cm" svg:y2="16.393cm">
          <text:p/>
        </draw:line>
        <draw:path draw:style-name="gr8" draw:text-style-name="P1" draw:layer="layout" svg:width="0.111cm" svg:height="0.088cm" svg:x="4.773cm" svg:y="16.917cm" svg:viewBox="0 0 112 89" svg:d="M112 89c-37-30-75-59-112-89">
          <text:p/>
        </draw:path>
        <draw:path draw:style-name="gr8" draw:text-style-name="P1" draw:layer="layout" svg:width="0.137cm" svg:height="0.347cm" svg:x="8.309cm" svg:y="18.487cm" svg:viewBox="0 0 138 348" svg:d="M138 0c0 125-49 248-138 348">
          <text:p/>
        </draw:path>
        <draw:path draw:style-name="gr8" draw:text-style-name="P1" draw:layer="layout" svg:width="1.1cm" svg:height="0.245cm" svg:x="7.209cm" svg:y="18.834cm" svg:viewBox="0 0 1101 246" svg:d="M1101 0c-61 69-142 128-233 170s-194 67-298 74-210-5-308-34c-98-30-188-77-262-138">
          <text:p/>
        </draw:path>
        <draw:line draw:style-name="gr8" draw:text-style-name="P1" draw:layer="layout" svg:x1="2.403cm" svg:y1="14.655cm" svg:x2="2.403cm" svg:y2="14.736cm">
          <text:p/>
        </draw:line>
        <draw:line draw:style-name="gr8" draw:text-style-name="P1" draw:layer="layout" svg:x1="2.54cm" svg:y1="15.083cm" svg:x2="2.57cm" svg:y2="15.116cm">
          <text:p/>
        </draw:line>
        <draw:path draw:style-name="gr8" draw:text-style-name="P1" draw:layer="layout" svg:width="0.311cm" svg:height="0.149cm" svg:x="2.652cm" svg:y="13.989cm" svg:viewBox="0 0 312 150" svg:d="M0 150c39-33 85-64 148-94 41-20 89-39 159-55 2 0 3 0 5-1">
          <text:p/>
        </draw:path>
        <draw:path draw:style-name="gr8" draw:text-style-name="P1" draw:layer="layout" svg:width="0.312cm" svg:height="0.15cm" svg:x="3.292cm" svg:y="13.989cm" svg:viewBox="0 0 313 151" svg:d="M0 0c62 14 106 31 145 49 74 33 124 68 168 102">
          <text:p/>
        </draw:path>
        <draw:path draw:style-name="gr8" draw:text-style-name="P1" draw:layer="layout" svg:width="0.249cm" svg:height="0.517cm" svg:x="2.403cm" svg:y="14.138cm" svg:viewBox="0 0 250 518" svg:d="M0 518c0-79 13-165 52-257 19-43 43-86 74-130 33-46 76-93 124-131">
          <text:p/>
        </draw:path>
        <draw:path draw:style-name="gr8" draw:text-style-name="P1" draw:layer="layout" svg:width="0.428cm" svg:height="0.457cm" svg:x="3.604cm" svg:y="14.139cm" svg:viewBox="0 0 429 458" svg:d="M0 0c27 22 50 42 75 66 44 43 93 95 148 160 22 26 46 54 71 84 23 27 49 58 70 81 22 26 36 40 45 49 10 9 15 14 20 18">
          <text:p/>
        </draw:path>
        <draw:path draw:style-name="gr8" draw:text-style-name="P1" draw:layer="layout" svg:width="0.819cm" svg:height="0.145cm" svg:x="2.718cm" svg:y="13.968cm" svg:viewBox="0 0 820 146" svg:d="M0 146c239-195 581-195 820 0">
          <text:p/>
        </draw:path>
        <draw:line draw:style-name="gr8" draw:text-style-name="P1" draw:layer="layout" svg:x1="4.032cm" svg:y1="14.596cm" svg:x2="4.093cm" svg:y2="14.646cm">
          <text:p/>
        </draw:line>
        <draw:line draw:style-name="gr8" draw:text-style-name="P1" draw:layer="layout" svg:x1="8.31cm" svg:y1="18.834cm" svg:x2="8.28cm" svg:y2="18.867cm">
          <text:p/>
        </draw:line>
        <draw:path draw:style-name="gr8" draw:text-style-name="P1" draw:layer="layout" svg:width="0.859cm" svg:height="0.701cm" svg:x="4.092cm" svg:y="14.645cm" svg:viewBox="0 0 860 702" svg:d="M0 0c17 14 35 25 75 44 29 14 71 32 122 55 20 10 40 20 63 32 24 12 49 27 76 45 28 17 53 35 76 53 22 18 43 36 63 54 49 44 92 89 135 138 43 48 85 97 132 153 19 23 50 60 74 85 12 13 22 23 29 30s12 10 15 13">
          <text:p/>
        </draw:path>
        <draw:line draw:style-name="gr8" draw:text-style-name="P1" draw:layer="layout" svg:x1="8.446cm" svg:y1="18.407cm" svg:x2="8.446cm" svg:y2="18.487cm">
          <text:p/>
        </draw:line>
        <draw:path draw:style-name="gr8" draw:text-style-name="P1" draw:layer="layout" svg:width="0.251cm" svg:height="0.518cm" svg:x="8.195cm" svg:y="17.888cm" svg:viewBox="0 0 252 519" svg:d="M0 0c47 38 89 82 122 128 32 43 56 87 75 130 41 93 55 181 55 261">
          <text:p/>
        </draw:path>
        <draw:path draw:style-name="gr8" draw:text-style-name="P1" draw:layer="layout" svg:width="0.819cm" svg:height="0.146cm" svg:x="3.637cm" svg:y="14.718cm" svg:viewBox="0 0 820 147" svg:d="M0 147c239-196 581-196 820 0">
          <text:p/>
        </draw:path>
        <draw:path draw:style-name="gr8" draw:text-style-name="P1" draw:layer="layout" svg:width="0.428cm" svg:height="0.242cm" svg:x="7.767cm" svg:y="17.646cm" svg:viewBox="0 0 429 243" svg:d="M0 0c14 11 28 20 56 34 16 8 38 19 67 31 23 10 48 21 73 33s50 25 76 39c25 14 51 30 77 47s53 37 80 59">
          <text:p/>
        </draw:path>
        <draw:line draw:style-name="gr8" draw:text-style-name="P1" draw:layer="layout" svg:x1="7.707cm" svg:y1="17.597cm" svg:x2="7.768cm" svg:y2="17.647cm">
          <text:p/>
        </draw:line>
        <draw:path draw:style-name="gr8" draw:text-style-name="P1" draw:layer="layout" svg:width="0.859cm" svg:height="0.702cm" svg:x="6.848cm" svg:y="16.895cm" svg:viewBox="0 0 860 703" svg:d="M0 0c18 14 36 26 75 45 30 14 72 31 123 55 19 9 40 19 63 32 23 12 49 27 76 44 27 18 52 36 75 54s45 36 65 54c49 45 92 90 135 138 42 48 83 97 130 153 19 23 50 59 74 85 12 13 22 23 29 30 8 7 12 10 15 13">
          <text:p/>
        </draw:path>
        <draw:line draw:style-name="gr8" draw:text-style-name="P1" draw:layer="layout" svg:x1="4.951cm" svg:y1="15.346cm" svg:x2="5.011cm" svg:y2="15.396cm">
          <text:p/>
        </draw:line>
        <draw:path draw:style-name="gr8" draw:text-style-name="P1" draw:layer="layout" svg:width="0.86cm" svg:height="0.701cm" svg:x="5.01cm" svg:y="15.395cm" svg:viewBox="0 0 861 702" svg:d="M0 0c18 14 36 25 76 44 29 14 71 32 122 56 19 9 40 19 63 31 24 13 49 27 76 45s53 35 75 53c23 18 44 36 64 54 49 44 92 90 136 139 42 47 84 97 131 153 19 22 50 59 74 84 12 13 21 23 29 30 7 7 11 10 15 13">
          <text:p/>
        </draw:path>
        <draw:line draw:style-name="gr8" draw:text-style-name="P1" draw:layer="layout" svg:x1="6.788cm" svg:y1="16.847cm" svg:x2="6.849cm" svg:y2="16.896cm">
          <text:p/>
        </draw:line>
        <draw:path draw:style-name="gr8" draw:text-style-name="P1" draw:layer="layout" svg:width="0.859cm" svg:height="0.702cm" svg:x="5.929cm" svg:y="16.145cm" svg:viewBox="0 0 860 703" svg:d="M0 0c18 14 36 26 76 44 29 15 71 32 122 56 19 9 40 19 63 32 24 12 49 27 76 44 27 18 52 36 75 54 23 17 44 35 64 53 50 45 93 91 136 139 42 48 83 97 131 153 19 22 50 59 73 85 13 13 22 23 30 29 7 7 11 11 14 14">
          <text:p/>
        </draw:path>
        <draw:line draw:style-name="gr8" draw:text-style-name="P1" draw:layer="layout" svg:x1="5.87cm" svg:y1="16.096cm" svg:x2="5.93cm" svg:y2="16.146cm">
          <text:p/>
        </draw:line>
        <draw:path draw:style-name="gr8" draw:text-style-name="P1" draw:layer="layout" svg:width="0.819cm" svg:height="0.145cm" svg:x="7.312cm" svg:y="17.719cm" svg:viewBox="0 0 820 146" svg:d="M0 146c239-195 581-195 820 0">
          <text:p/>
        </draw:path>
        <draw:path draw:style-name="gr8" draw:text-style-name="P1" draw:layer="layout" svg:width="0.819cm" svg:height="0.145cm" svg:x="6.393cm" svg:y="16.969cm" svg:viewBox="0 0 820 146" svg:d="M0 146c239-195 581-195 820 0">
          <text:p/>
        </draw:path>
        <draw:path draw:style-name="gr8" draw:text-style-name="P1" draw:layer="layout" svg:width="0.819cm" svg:height="0.145cm" svg:x="5.474cm" svg:y="16.219cm" svg:viewBox="0 0 820 146" svg:d="M0 146c239-195 581-195 820 0">
          <text:p/>
        </draw:path>
        <draw:path draw:style-name="gr8" draw:text-style-name="P1" draw:layer="layout" svg:width="0.819cm" svg:height="0.146cm" svg:x="4.555cm" svg:y="15.469cm" svg:viewBox="0 0 820 147" svg:d="M0 147c239-196 581-196 820 0">
          <text:p/>
        </draw:path>
        <draw:path draw:style-name="gr6" draw:text-style-name="P3" draw:layer="layout" svg:width="15.893cm" svg:height="2.899cm" svg:x="11.433cm" svg:y="7.927cm" svg:viewBox="0 0 15894 2900" svg:d="M2 1366c-11 196 18 394 85 579 67 184 172 355 306 498s298 259 479 337c181 79 380 120 577 120h907c103 0 205-4 308-4h169c103 0 205 4 308 4h1814c103 0 205-4 308-4h169c103 0 205 4 308 4h1814c103 0 205-4 308-4h169c103 0 205 4 308 4h1814c102 0 205-4 308-4h169c102 0 205 4 308 4h1815c102 0 205-4 308-4h169c102 0 205 4 308 4h907c189 0 379-38 554-111 176-72 336-179 470-314 135-134 242-296 315-471 72-175 110-365 110-555 0-189-38-379-110-554-73-176-180-336-315-470-134-135-294-242-470-315-175-72-365-110-554-110h-907c-103 0-206 4-308 4h-169c-103 0-206-4-308-4h-1815c-103 0-206 4-308 4h-169c-103 0-206-4-308-4h-1814c-103 0-205 4-308 4h-169c-103 0-205-4-308-4h-1814c-103 0-205 4-308 4h-169c-103 0-205-4-308-4h-1814c-103 0-205 4-308 4h-169c-103 0-205-4-308-4h-907 907-907c-190 0-379 38-554 110-176 73-337 180-471 315-134 134-241 294-314 470-73 175-110 365-110 554 0 190 37 380 110 555s180 337 314 471c134 135 295 242 471 314 175 73 364 111 554 111h907c103 0 205-4 308-4h169c103 0 205 4 308 4h1814c103 0 205-4 308-4h169c103 0 205 4 308 4h1814c103 0 205-4 308-4h169c103 0 205 4 308 4h1814c102 0 205-4 308-4h169c102 0 205 4 308 4h1815c102 0 205-4 308-4h169c102 0 205 4 308 4h907c189 0 379-38 554-111 176-72 336-179 470-314 135-134 242-296 315-471 72-175 110-365 110-555 0-189-38-379-110-554-73-176-180-336-315-470-134-135-294-242-470-315-175-72-365-110-554-110h-907c-103 0-206 4-308 4h-169c-103 0-206-4-308-4h-1815c-103 0-206 4-308 4h-169c-103 0-206-4-308-4h-1814c-103 0-205 4-308 4h-169c-103 0-205-4-308-4h-1814c-103 0-205 4-308 4h-169c-103 0-205-4-308-4h-1814c-103 0-205 4-308 4h-169c-103 0-205-4-308-4h-907c-237 0-475 59-684 171 209-112 447-171 684-171-190 0-379 38-554 110-176 73-337 180-471 315-134 134-241 294-314 470-73 175-110 365-110 554 0 190 37 380 110 555s180 337 314 471c134 135 295 242 471 314 175 73 364 111 554 111-197 0-396-41-577-120-181-78-345-194-479-337s-239-314-306-498c-67-185-96-383-85-579z">
          <text:p/>
        </draw:path>
        <draw:polygon draw:style-name="gr7" draw:text-style-name="P1" draw:layer="layout" svg:width="0cm" svg:height="0cm" svg:x="19.379cm" svg:y="9.376cm" svg:viewBox="0 0 0 0" draw:points="0,0">
          <text:p/>
        </draw:polygon>
        <draw:path draw:style-name="gr6" draw:text-style-name="P3" draw:layer="layout" svg:width="15.752cm" svg:height="2.757cm" svg:x="11.503cm" svg:y="7.998cm" svg:viewBox="0 0 15753 2758" svg:d="M14375 2758c180 0 360-36 527-105s320-171 447-299c128-127 230-280 299-447s105-348 105-529c0-180-36-360-105-527s-171-320-299-447c-127-128-280-230-447-299s-347-105-527-105h-907-308-169-308-1815-308-169-308-1814-308-169-308-1814-308-169-308-1814-308-169-308-907c-180 0-361 36-527 105-167 69-320 171-448 299-127 127-230 280-299 447s-105 347-105 527c0 181 36 362 105 529s172 320 299 447c128 128 281 230 448 299 166 69 347 105 527 105h907 308 169 308 1814 308 169 308 1814 308 169 308 1814 308 169 308 1815 308 169 308z">
          <text:p/>
        </draw:path>
        <draw:polygon draw:style-name="gr7" draw:text-style-name="P1" draw:layer="layout" svg:width="0cm" svg:height="0cm" svg:x="19.379cm" svg:y="9.376cm" svg:viewBox="0 0 0 0" draw:points="0,0">
          <text:p/>
        </draw:polygon>
        <draw:path draw:style-name="gr6" draw:text-style-name="P3" draw:layer="layout" svg:width="15.713cm" svg:height="2.719cm" svg:x="11.523cm" svg:y="8.017cm" svg:viewBox="0 0 15714 2720" svg:d="M14355 2720c750 0 1359-609 1359-1361 0-750-609-1359-1359-1359h-12996c-751 0-1359 609-1359 1359 0 752 608 1361 1359 1361z">
          <text:p/>
        </draw:path>
        <draw:polygon draw:style-name="gr7" draw:text-style-name="P1" draw:layer="layout" svg:width="0cm" svg:height="0cm" svg:x="19.379cm" svg:y="9.376cm" svg:viewBox="0 0 0 0" draw:points="0,0">
          <text:p/>
        </draw:polygon>
        <draw:path draw:style-name="gr6" draw:text-style-name="P3" draw:layer="layout" svg:width="0.68cm" svg:height="0.679cm" svg:x="25.287cm" svg:y="9.037cm" svg:viewBox="0 0 681 680" svg:d="M681 340c0 188-153 340-340 340-189 0-341-152-341-340 0-187 152-340 341-340 187 0 340 153 340 340z">
          <text:p/>
        </draw:path>
        <draw:polygon draw:style-name="gr7" draw:text-style-name="P1" draw:layer="layout" svg:width="0cm" svg:height="0cm" svg:x="19.379cm" svg:y="9.376cm" svg:viewBox="0 0 0 0" draw:points="0,0">
          <text:p/>
        </draw:polygon>
        <draw:path draw:style-name="gr6" draw:text-style-name="P3" draw:layer="layout" svg:width="0.679cm" svg:height="0.679cm" svg:x="19.04cm" svg:y="9.037cm" svg:viewBox="0 0 680 680" svg:d="M680 340c0 188-152 340-340 340s-340-152-340-340c0-187 152-340 340-340s340 153 340 340z">
          <text:p/>
        </draw:path>
        <draw:polygon draw:style-name="gr7" draw:text-style-name="P1" draw:layer="layout" svg:width="0cm" svg:height="0cm" svg:x="19.379cm" svg:y="9.376cm" svg:viewBox="0 0 0 0" draw:points="0,0">
          <text:p/>
        </draw:polygon>
        <draw:path draw:style-name="gr6" draw:text-style-name="P3" draw:layer="layout" svg:width="0.68cm" svg:height="0.679cm" svg:x="12.792cm" svg:y="9.037cm" svg:viewBox="0 0 681 680" svg:d="M681 340c0 188-152 340-341 340-188 0-340-152-340-340 0-187 152-340 340-340 189 0 341 153 341 340z">
          <text:p/>
        </draw:path>
        <draw:polygon draw:style-name="gr7" draw:text-style-name="P1" draw:layer="layout" svg:width="0cm" svg:height="0cm" svg:x="19.379cm" svg:y="9.376cm" svg:viewBox="0 0 0 0" draw:points="0,0">
          <text:p/>
        </draw:polygon>
        <draw:path draw:style-name="gr6" draw:text-style-name="P3" draw:layer="layout" svg:width="0.641cm" svg:height="0.641cm" svg:x="25.306cm" svg:y="9.056cm" svg:viewBox="0 0 642 642" svg:d="M642 321c1-83-33-167-93-227-59-60-143-94-227-94-84-1-168 34-227 94-60 59-95 142-95 227 0 84 35 168 95 227 59 60 143 94 227 94s168-35 227-95c60-59 94-143 93-226z">
          <text:p/>
        </draw:path>
        <draw:polygon draw:style-name="gr7" draw:text-style-name="P1" draw:layer="layout" svg:width="0cm" svg:height="0cm" svg:x="19.379cm" svg:y="9.376cm" svg:viewBox="0 0 0 0" draw:points="0,0">
          <text:p/>
        </draw:polygon>
        <draw:path draw:style-name="gr6" draw:text-style-name="P3" draw:layer="layout" svg:width="0.641cm" svg:height="0.641cm" svg:x="19.059cm" svg:y="9.056cm" svg:viewBox="0 0 642 642" svg:d="M642 321c0-83-34-167-93-227-60-60-144-94-228-94-85-1-168 34-227 94-60 59-95 142-94 227-1 84 34 168 94 227 59 60 142 94 227 94 84 0 168-35 228-95 59-59 93-143 93-226z">
          <text:p/>
        </draw:path>
        <draw:polygon draw:style-name="gr7" draw:text-style-name="P1" draw:layer="layout" svg:width="0cm" svg:height="0cm" svg:x="19.379cm" svg:y="9.376cm" svg:viewBox="0 0 0 0" draw:points="0,0">
          <text:p/>
        </draw:polygon>
        <draw:path draw:style-name="gr6" draw:text-style-name="P3" draw:layer="layout" svg:width="0.642cm" svg:height="0.641cm" svg:x="12.811cm" svg:y="9.056cm" svg:viewBox="0 0 643 642" svg:d="M643 321c0-83-34-167-94-227-59-60-143-94-228-94-84-1-167 34-227 94-59 59-94 142-94 227 0 84 35 168 94 227 60 60 143 94 227 94 85 0 169-35 228-95 60-59 94-143 94-226z">
          <text:p/>
        </draw:path>
        <draw:polygon draw:style-name="gr7" draw:text-style-name="P1" draw:layer="layout" svg:width="0cm" svg:height="0cm" svg:x="19.379cm" svg:y="9.376cm" svg:viewBox="0 0 0 0" draw:points="0,0">
          <text:p/>
        </draw:polygon>
        <draw:path draw:style-name="gr6" draw:text-style-name="P3" draw:layer="layout" svg:width="0.5cm" svg:height="0.499cm" svg:x="25.377cm" svg:y="9.127cm" svg:viewBox="0 0 501 500" svg:d="M501 250c0-64-27-129-73-177-46-47-112-74-178-73-66-1-131 26-177 73-47 47-73 112-73 177 0 66 26 131 73 177 46 47 111 74 177 73 66 1 132-27 178-73 46-47 73-112 73-177z">
          <text:p/>
        </draw:path>
        <draw:polygon draw:style-name="gr7" draw:text-style-name="P1" draw:layer="layout" svg:width="0cm" svg:height="0cm" svg:x="19.379cm" svg:y="9.376cm" svg:viewBox="0 0 0 0" draw:points="0,0">
          <text:p/>
        </draw:polygon>
        <draw:path draw:style-name="gr6" draw:text-style-name="P3" draw:layer="layout" svg:width="0.5cm" svg:height="0.499cm" svg:x="19.129cm" svg:y="9.127cm" svg:viewBox="0 0 501 500" svg:d="M501 250c1-64-26-129-72-177-47-47-112-74-177-73-66-1-131 26-178 73s-74 112-74 177c0 66 27 131 74 177 47 47 112 74 178 73 65 1 130-27 177-73 46-47 73-112 72-177z">
          <text:p/>
        </draw:path>
        <draw:polygon draw:style-name="gr7" draw:text-style-name="P1" draw:layer="layout" svg:width="0cm" svg:height="0cm" svg:x="19.379cm" svg:y="9.376cm" svg:viewBox="0 0 0 0" draw:points="0,0">
          <text:p/>
        </draw:polygon>
        <draw:path draw:style-name="gr6" draw:text-style-name="P3" draw:layer="layout" svg:width="0.5cm" svg:height="0.499cm" svg:x="12.882cm" svg:y="9.127cm" svg:viewBox="0 0 501 500" svg:d="M501 250c0-64-26-129-73-177-46-47-112-74-178-73-65-1-130 26-177 73-46 47-73 112-73 177 0 66 27 131 73 177 47 47 112 74 177 73 66 1 132-27 178-73 47-47 73-112 73-177z">
          <text:p/>
        </draw:path>
        <draw:polygon draw:style-name="gr7" draw:text-style-name="P1" draw:layer="layout" svg:width="0cm" svg:height="0cm" svg:x="19.379cm" svg:y="9.376cm" svg:viewBox="0 0 0 0" draw:points="0,0">
          <text:p/>
        </draw:polygon>
        <draw:path draw:style-name="gr6" draw:text-style-name="P3" draw:layer="layout" svg:width="0.5cm" svg:height="0.499cm" svg:x="12.882cm" svg:y="9.127cm" svg:viewBox="0 0 501 500" svg:d="M501 250c0-64-26-129-73-177-46-47-112-74-178-73-65-1-130 26-177 73-46 47-73 112-73 177 0 66 27 131 73 177 47 47 112 74 177 73 66 1 132-27 178-73 47-47 73-112 73-177 0-108-70-205-174-238 104 33 174 130 174 238 0 3 0 5 0 7 0-2 0-4 0-7z">
          <text:p/>
        </draw:path>
        <draw:polygon draw:style-name="gr7" draw:text-style-name="P1" draw:layer="layout" svg:width="0cm" svg:height="0cm" svg:x="19.379cm" svg:y="9.376cm" svg:viewBox="0 0 0 0" draw:points="0,0">
          <text:p/>
        </draw:polygon>
        <draw:path draw:style-name="gr6" draw:text-style-name="P3" draw:layer="layout" svg:width="0.43cm" svg:height="0.429cm" svg:x="12.917cm" svg:y="9.162cm" svg:viewBox="0 0 431 430" svg:d="M431 215c0 119-96 215-215 215-120 0-216-96-216-215 0-118 96-215 216-215 119 0 215 97 215 215z">
          <text:p/>
        </draw:path>
        <draw:polygon draw:style-name="gr7" draw:text-style-name="P1" draw:layer="layout" svg:width="0cm" svg:height="0cm" svg:x="19.379cm" svg:y="9.376cm" svg:viewBox="0 0 0 0" draw:points="0,0">
          <text:p/>
        </draw:polygon>
        <draw:path draw:style-name="gr6" draw:text-style-name="P3" draw:layer="layout" svg:width="0.43cm" svg:height="0.429cm" svg:x="25.412cm" svg:y="9.162cm" svg:viewBox="0 0 431 430" svg:d="M431 215c0 119-97 215-215 215-120 0-216-96-216-215 0-118 96-215 216-215 118 0 215 97 215 215z">
          <text:p/>
        </draw:path>
        <draw:polygon draw:style-name="gr7" draw:text-style-name="P1" draw:layer="layout" svg:width="0cm" svg:height="0cm" svg:x="19.379cm" svg:y="9.376cm" svg:viewBox="0 0 0 0" draw:points="0,0">
          <text:p/>
        </draw:polygon>
        <draw:path draw:style-name="gr6" draw:text-style-name="P3" draw:layer="layout" svg:width="0.43cm" svg:height="0.429cm" svg:x="19.164cm" svg:y="9.162cm" svg:viewBox="0 0 431 430" svg:d="M431 215c0 119-97 215-216 215-118 0-215-96-215-215 0-118 97-215 215-215 119 0 216 97 216 215z">
          <text:p/>
        </draw:path>
        <draw:polygon draw:style-name="gr7" draw:text-style-name="P1" draw:layer="layout" svg:width="0cm" svg:height="0cm" svg:x="19.379cm" svg:y="9.376cm" svg:viewBox="0 0 0 0" draw:points="0,0">
          <text:p/>
        </draw:polygon>
        <draw:polygon draw:style-name="gr6" draw:text-style-name="P3" draw:layer="layout" svg:width="0.906cm" svg:height="0cm" svg:x="24.97cm" svg:y="7.927cm" svg:viewBox="0 0 907 0" draw:points="907,0 0,0">
          <text:p/>
        </draw:polygon>
        <draw:polygon draw:style-name="gr7" draw:text-style-name="P1" draw:layer="layout" svg:width="0cm" svg:height="0cm" svg:x="19.379cm" svg:y="9.376cm" svg:viewBox="0 0 0 0" draw:points="0,0">
          <text:p/>
        </draw:polygon>
        <draw:polygon draw:style-name="gr6" draw:text-style-name="P3" draw:layer="layout" svg:width="1.813cm" svg:height="0cm" svg:x="17.173cm" svg:y="10.826cm" svg:viewBox="0 0 1814 0" draw:points="0,0 1814,0">
          <text:p/>
        </draw:polygon>
        <draw:polygon draw:style-name="gr7" draw:text-style-name="P1" draw:layer="layout" svg:width="0cm" svg:height="0cm" svg:x="19.379cm" svg:y="9.376cm" svg:viewBox="0 0 0 0" draw:points="0,0">
          <text:p/>
        </draw:polygon>
        <draw:path draw:style-name="gr6" draw:text-style-name="P3" draw:layer="layout" svg:width="0.07cm" svg:height="0.637cm" svg:x="27.256cm" svg:y="8.932cm" svg:viewBox="0 0 71 638" svg:d="M58 638c9-64 13-128 13-193 0-150-24-302-71-445 47 143 71 295 71 445 0 65-4 129-13 193z">
          <text:p/>
        </draw:path>
        <draw:polygon draw:style-name="gr7" draw:text-style-name="P1" draw:layer="layout" svg:width="0cm" svg:height="0cm" svg:x="19.379cm" svg:y="9.376cm" svg:viewBox="0 0 0 0" draw:points="0,0">
          <text:p/>
        </draw:polygon>
        <draw:line draw:style-name="gr8" draw:text-style-name="P1" draw:layer="layout" svg:x1="24.97cm" svg:y1="10.826cm" svg:x2="25.877cm" svg:y2="10.826cm">
          <text:p/>
        </draw:line>
        <draw:line draw:style-name="gr8" draw:text-style-name="P1" draw:layer="layout" svg:x1="24.97cm" svg:y1="10.826cm" svg:x2="25.877cm" svg:y2="10.826cm">
          <text:p/>
        </draw:line>
        <draw:path draw:style-name="gr8" draw:text-style-name="P1" draw:layer="layout" svg:width="1.449cm" svg:height="2.899cm" svg:x="25.877cm" svg:y="7.927cm" svg:viewBox="0 0 1450 2900" svg:d="M0 2900c189 0 379-38 554-111 176-72 336-179 471-314 135-134 242-296 315-471 72-175 110-365 110-555 0-189-38-379-110-554-73-176-180-336-315-470-135-135-295-242-471-315-175-72-365-110-554-110">
          <text:p/>
        </draw:path>
        <draw:path draw:style-name="gr8" draw:text-style-name="P1" draw:layer="layout" svg:width="0.07cm" svg:height="0.444cm" svg:x="27.256cm" svg:y="8.932cm" svg:viewBox="0 0 71 445" svg:d="M71 445c0-150-24-302-71-445">
          <text:p/>
        </draw:path>
        <draw:path draw:style-name="gr8" draw:text-style-name="P1" draw:layer="layout" svg:width="0.013cm" svg:height="0.193cm" svg:x="27.313cm" svg:y="9.376cm" svg:viewBox="0 0 14 194" svg:d="M0 194c10-64 14-129 14-194">
          <text:p/>
        </draw:path>
        <draw:line draw:style-name="gr8" draw:text-style-name="P1" draw:layer="layout" svg:x1="24.97cm" svg:y1="10.755cm" svg:x2="25.877cm" svg:y2="10.755cm">
          <text:p/>
        </draw:line>
        <draw:path draw:style-name="gr8" draw:text-style-name="P1" draw:layer="layout" svg:width="0.308cm" svg:height="0.004cm" svg:x="24.662cm" svg:y="10.822cm" svg:viewBox="0 0 309 5" svg:d="M0 0c102 0 206 5 309 5">
          <text:p/>
        </draw:path>
        <draw:line draw:style-name="gr8" draw:text-style-name="P1" draw:layer="layout" svg:x1="25.877cm" svg:y1="7.927cm" svg:x2="24.97cm" svg:y2="7.927cm">
          <text:p/>
        </draw:line>
        <draw:line draw:style-name="gr8" draw:text-style-name="P1" draw:layer="layout" svg:x1="25.877cm" svg:y1="7.927cm" svg:x2="24.97cm" svg:y2="7.927cm">
          <text:p/>
        </draw:line>
        <draw:path draw:style-name="gr8" draw:text-style-name="P1" draw:layer="layout" svg:width="1.378cm" svg:height="2.757cm" svg:x="25.877cm" svg:y="7.998cm" svg:viewBox="0 0 1379 2758" svg:d="M0 2758c180 0 360-36 527-105s320-171 447-299c129-127 231-280 300-447s105-348 105-529c0-180-36-360-105-527s-171-320-300-447c-127-128-280-230-447-299s-347-105-527-105">
          <text:p/>
        </draw:path>
        <draw:line draw:style-name="gr8" draw:text-style-name="P1" draw:layer="layout" svg:x1="24.662cm" svg:y1="10.755cm" svg:x2="24.97cm" svg:y2="10.755cm">
          <text:p/>
        </draw:line>
        <draw:line draw:style-name="gr8" draw:text-style-name="P1" draw:layer="layout" svg:x1="12.882cm" svg:y1="10.755cm" svg:x2="13.789cm" svg:y2="10.755cm">
          <text:p/>
        </draw:line>
        <draw:line draw:style-name="gr8" draw:text-style-name="P1" draw:layer="layout" svg:x1="12.882cm" svg:y1="10.736cm" svg:x2="25.877cm" svg:y2="10.736cm">
          <text:p/>
        </draw:line>
        <draw:line draw:style-name="gr8" draw:text-style-name="P1" draw:layer="layout" svg:x1="13.789cm" svg:y1="10.755cm" svg:x2="14.097cm" svg:y2="10.755cm">
          <text:p/>
        </draw:line>
        <draw:line draw:style-name="gr8" draw:text-style-name="P1" draw:layer="layout" svg:x1="14.097cm" svg:y1="10.755cm" svg:x2="14.266cm" svg:y2="10.755cm">
          <text:p/>
        </draw:line>
        <draw:line draw:style-name="gr8" draw:text-style-name="P1" draw:layer="layout" svg:x1="14.266cm" svg:y1="10.755cm" svg:x2="14.574cm" svg:y2="10.755cm">
          <text:p/>
        </draw:line>
        <draw:line draw:style-name="gr8" draw:text-style-name="P1" draw:layer="layout" svg:x1="14.574cm" svg:y1="10.755cm" svg:x2="16.388cm" svg:y2="10.755cm">
          <text:p/>
        </draw:line>
        <draw:line draw:style-name="gr8" draw:text-style-name="P1" draw:layer="layout" svg:x1="24.493cm" svg:y1="10.755cm" svg:x2="24.662cm" svg:y2="10.755cm">
          <text:p/>
        </draw:line>
        <draw:line draw:style-name="gr8" draw:text-style-name="P1" draw:layer="layout" svg:x1="16.388cm" svg:y1="10.755cm" svg:x2="16.696cm" svg:y2="10.755cm">
          <text:p/>
        </draw:line>
        <draw:line draw:style-name="gr8" draw:text-style-name="P1" draw:layer="layout" svg:x1="24.185cm" svg:y1="10.755cm" svg:x2="24.493cm" svg:y2="10.755cm">
          <text:p/>
        </draw:line>
        <draw:line draw:style-name="gr8" draw:text-style-name="P1" draw:layer="layout" svg:x1="16.696cm" svg:y1="10.755cm" svg:x2="16.865cm" svg:y2="10.755cm">
          <text:p/>
        </draw:line>
        <draw:line draw:style-name="gr8" draw:text-style-name="P1" draw:layer="layout" svg:x1="22.371cm" svg:y1="10.755cm" svg:x2="24.185cm" svg:y2="10.755cm">
          <text:p/>
        </draw:line>
        <draw:line draw:style-name="gr8" draw:text-style-name="P1" draw:layer="layout" svg:x1="16.865cm" svg:y1="10.755cm" svg:x2="17.173cm" svg:y2="10.755cm">
          <text:p/>
        </draw:line>
        <draw:line draw:style-name="gr8" draw:text-style-name="P1" draw:layer="layout" svg:x1="22.063cm" svg:y1="10.755cm" svg:x2="22.371cm" svg:y2="10.755cm">
          <text:p/>
        </draw:line>
        <draw:line draw:style-name="gr8" draw:text-style-name="P1" draw:layer="layout" svg:x1="17.173cm" svg:y1="10.755cm" svg:x2="18.987cm" svg:y2="10.755cm">
          <text:p/>
        </draw:line>
        <draw:line draw:style-name="gr8" draw:text-style-name="P1" draw:layer="layout" svg:x1="21.894cm" svg:y1="10.755cm" svg:x2="22.063cm" svg:y2="10.755cm">
          <text:p/>
        </draw:line>
        <draw:line draw:style-name="gr8" draw:text-style-name="P1" draw:layer="layout" svg:x1="18.987cm" svg:y1="10.755cm" svg:x2="19.295cm" svg:y2="10.755cm">
          <text:p/>
        </draw:line>
        <draw:line draw:style-name="gr8" draw:text-style-name="P1" draw:layer="layout" svg:x1="21.586cm" svg:y1="10.755cm" svg:x2="21.894cm" svg:y2="10.755cm">
          <text:p/>
        </draw:line>
        <draw:line draw:style-name="gr8" draw:text-style-name="P1" draw:layer="layout" svg:x1="19.295cm" svg:y1="10.755cm" svg:x2="19.464cm" svg:y2="10.755cm">
          <text:p/>
        </draw:line>
        <draw:line draw:style-name="gr8" draw:text-style-name="P1" draw:layer="layout" svg:x1="19.772cm" svg:y1="10.755cm" svg:x2="21.586cm" svg:y2="10.755cm">
          <text:p/>
        </draw:line>
        <draw:line draw:style-name="gr8" draw:text-style-name="P1" draw:layer="layout" svg:x1="19.464cm" svg:y1="10.755cm" svg:x2="19.772cm" svg:y2="10.755cm">
          <text:p/>
        </draw:line>
        <draw:line draw:style-name="gr8" draw:text-style-name="P1" draw:layer="layout" svg:x1="24.493cm" svg:y1="10.822cm" svg:x2="24.662cm" svg:y2="10.822cm">
          <text:p/>
        </draw:line>
        <draw:line draw:style-name="gr8" draw:text-style-name="P1" draw:layer="layout" svg:x1="25.877cm" svg:y1="7.998cm" svg:x2="24.97cm" svg:y2="7.998cm">
          <text:p/>
        </draw:line>
        <draw:path draw:style-name="gr8" draw:text-style-name="P1" draw:layer="layout" svg:width="0.308cm" svg:height="0.004cm" svg:x="24.662cm" svg:y="7.927cm" svg:viewBox="0 0 309 5" svg:d="M309 0c-103 0-207 5-309 5">
          <text:p/>
        </draw:path>
        <draw:path draw:style-name="gr8" draw:text-style-name="P1" draw:layer="layout" svg:width="1.359cm" svg:height="2.719cm" svg:x="25.877cm" svg:y="8.017cm" svg:viewBox="0 0 1360 2720" svg:d="M0 2720c751 0 1360-609 1360-1361 0-750-609-1359-1360-1359">
          <text:p/>
        </draw:path>
        <draw:path draw:style-name="gr8" draw:text-style-name="P1" draw:layer="layout" svg:width="1.379cm" svg:height="2.757cm" svg:x="11.503cm" svg:y="7.998cm" svg:viewBox="0 0 1380 2758" svg:d="M1380 0c-180 0-361 36-527 105-167 69-320 171-448 299-127 127-231 280-300 447s-105 347-105 527c0 181 36 362 105 529s173 320 300 447c128 128 281 230 448 299 166 69 347 105 527 105">
          <text:p/>
        </draw:path>
        <draw:path draw:style-name="gr8" draw:text-style-name="P1" draw:layer="layout" svg:width="1.359cm" svg:height="2.719cm" svg:x="11.523cm" svg:y="8.017cm" svg:viewBox="0 0 1360 2720" svg:d="M1360 0c-751 0-1360 609-1360 1359 0 752 609 1361 1360 1361">
          <text:p/>
        </draw:path>
        <draw:line draw:style-name="gr8" draw:text-style-name="P1" draw:layer="layout" svg:x1="12.882cm" svg:y1="10.826cm" svg:x2="13.789cm" svg:y2="10.826cm">
          <text:p/>
        </draw:line>
        <draw:line draw:style-name="gr8" draw:text-style-name="P1" draw:layer="layout" svg:x1="25.877cm" svg:y1="8.017cm" svg:x2="12.882cm" svg:y2="8.017cm">
          <text:p/>
        </draw:line>
        <draw:path draw:style-name="gr8" draw:text-style-name="P1" draw:layer="layout" svg:width="0.68cm" svg:height="0.679cm" svg:x="12.792cm" svg:y="9.037cm" svg:viewBox="0 0 681 680" svg:d="M681 340c0 188-152 340-341 340-188 0-340-152-340-340 0-187 152-340 340-340 189 0 341 153 341 340z">
          <text:p/>
        </draw:path>
        <draw:path draw:style-name="gr8" draw:text-style-name="P1" draw:layer="layout" svg:width="0.68cm" svg:height="0.679cm" svg:x="25.287cm" svg:y="9.037cm" svg:viewBox="0 0 681 680" svg:d="M681 340c0 188-153 340-340 340-189 0-341-152-341-340 0-187 152-340 341-340 187 0 340 153 340 340z">
          <text:p/>
        </draw:path>
        <draw:path draw:style-name="gr8" draw:text-style-name="P1" draw:layer="layout" svg:width="0.679cm" svg:height="0.679cm" svg:x="19.04cm" svg:y="9.037cm" svg:viewBox="0 0 680 680" svg:d="M680 340c0 188-152 340-340 340s-340-152-340-340c0-187 152-340 340-340s340 153 340 340z">
          <text:p/>
        </draw:path>
        <draw:path draw:style-name="gr8" draw:text-style-name="P1" draw:layer="layout" svg:width="0.308cm" svg:height="0.004cm" svg:x="13.789cm" svg:y="10.822cm" svg:viewBox="0 0 309 5" svg:d="M0 5c103 0 205-5 309-5">
          <text:p/>
        </draw:path>
        <draw:line draw:style-name="gr8" draw:text-style-name="P1" draw:layer="layout" svg:x1="14.097cm" svg:y1="10.822cm" svg:x2="14.266cm" svg:y2="10.822cm">
          <text:p/>
        </draw:line>
        <draw:path draw:style-name="gr8" draw:text-style-name="P1" draw:layer="layout" svg:width="0.308cm" svg:height="0.004cm" svg:x="14.266cm" svg:y="10.822cm" svg:viewBox="0 0 309 5" svg:d="M0 0c104 0 206 5 309 5">
          <text:p/>
        </draw:path>
        <draw:line draw:style-name="gr8" draw:text-style-name="P1" draw:layer="layout" svg:x1="14.574cm" svg:y1="10.826cm" svg:x2="16.388cm" svg:y2="10.826cm">
          <text:p/>
        </draw:line>
        <draw:path draw:style-name="gr8" draw:text-style-name="P1" draw:layer="layout" svg:width="0.308cm" svg:height="0.004cm" svg:x="16.388cm" svg:y="10.822cm" svg:viewBox="0 0 309 5" svg:d="M0 5c104 0 206-5 309-5">
          <text:p/>
        </draw:path>
        <draw:path draw:style-name="gr8" draw:text-style-name="P1" draw:layer="layout" svg:width="0.308cm" svg:height="0.004cm" svg:x="24.185cm" svg:y="10.822cm" svg:viewBox="0 0 309 5" svg:d="M0 5c102 0 205-5 309-5">
          <text:p/>
        </draw:path>
        <draw:line draw:style-name="gr8" draw:text-style-name="P1" draw:layer="layout" svg:x1="16.696cm" svg:y1="10.822cm" svg:x2="16.865cm" svg:y2="10.822cm">
          <text:p/>
        </draw:line>
        <draw:line draw:style-name="gr8" draw:text-style-name="P1" draw:layer="layout" svg:x1="22.371cm" svg:y1="10.826cm" svg:x2="24.185cm" svg:y2="10.826cm">
          <text:p/>
        </draw:line>
        <draw:path draw:style-name="gr8" draw:text-style-name="P1" draw:layer="layout" svg:width="0.308cm" svg:height="0.004cm" svg:x="16.865cm" svg:y="10.822cm" svg:viewBox="0 0 309 5" svg:d="M0 0c103 0 205 5 309 5">
          <text:p/>
        </draw:path>
        <draw:path draw:style-name="gr8" draw:text-style-name="P1" draw:layer="layout" svg:width="0.308cm" svg:height="0.004cm" svg:x="22.063cm" svg:y="10.822cm" svg:viewBox="0 0 309 5" svg:d="M0 0c102 0 205 5 309 5">
          <text:p/>
        </draw:path>
        <draw:line draw:style-name="gr8" draw:text-style-name="P1" draw:layer="layout" svg:x1="17.173cm" svg:y1="10.826cm" svg:x2="18.987cm" svg:y2="10.826cm">
          <text:p/>
        </draw:line>
        <draw:line draw:style-name="gr8" draw:text-style-name="P1" draw:layer="layout" svg:x1="21.894cm" svg:y1="10.822cm" svg:x2="22.063cm" svg:y2="10.822cm">
          <text:p/>
        </draw:line>
        <draw:path draw:style-name="gr8" draw:text-style-name="P1" draw:layer="layout" svg:width="0.308cm" svg:height="0.004cm" svg:x="18.987cm" svg:y="10.822cm" svg:viewBox="0 0 309 5" svg:d="M0 5c103 0 205-5 309-5">
          <text:p/>
        </draw:path>
        <draw:path draw:style-name="gr8" draw:text-style-name="P1" draw:layer="layout" svg:width="0.308cm" svg:height="0.004cm" svg:x="21.586cm" svg:y="10.822cm" svg:viewBox="0 0 309 5" svg:d="M0 5c102 0 206-5 309-5">
          <text:p/>
        </draw:path>
        <draw:line draw:style-name="gr8" draw:text-style-name="P1" draw:layer="layout" svg:x1="19.295cm" svg:y1="10.822cm" svg:x2="19.464cm" svg:y2="10.822cm">
          <text:p/>
        </draw:line>
        <draw:line draw:style-name="gr8" draw:text-style-name="P1" draw:layer="layout" svg:x1="19.772cm" svg:y1="10.826cm" svg:x2="21.586cm" svg:y2="10.826cm">
          <text:p/>
        </draw:line>
        <draw:path draw:style-name="gr8" draw:text-style-name="P1" draw:layer="layout" svg:width="0.308cm" svg:height="0.004cm" svg:x="19.464cm" svg:y="10.822cm" svg:viewBox="0 0 309 5" svg:d="M0 0c104 0 206 5 309 5">
          <text:p/>
        </draw:path>
        <draw:line draw:style-name="gr8" draw:text-style-name="P1" draw:layer="layout" svg:x1="22.371cm" svg:y1="10.826cm" svg:x2="24.185cm" svg:y2="10.826cm">
          <text:p/>
        </draw:line>
        <draw:line draw:style-name="gr8" draw:text-style-name="P1" draw:layer="layout" svg:x1="24.97cm" svg:y1="7.998cm" svg:x2="24.662cm" svg:y2="7.998cm">
          <text:p/>
        </draw:line>
        <draw:line draw:style-name="gr8" draw:text-style-name="P1" draw:layer="layout" svg:x1="24.662cm" svg:y1="7.998cm" svg:x2="24.493cm" svg:y2="7.998cm">
          <text:p/>
        </draw:line>
        <draw:line draw:style-name="gr8" draw:text-style-name="P1" draw:layer="layout" svg:x1="13.789cm" svg:y1="7.998cm" svg:x2="12.882cm" svg:y2="7.998cm">
          <text:p/>
        </draw:line>
        <draw:line draw:style-name="gr8" draw:text-style-name="P1" draw:layer="layout" svg:x1="24.493cm" svg:y1="7.998cm" svg:x2="24.185cm" svg:y2="7.998cm">
          <text:p/>
        </draw:line>
        <draw:line draw:style-name="gr8" draw:text-style-name="P1" draw:layer="layout" svg:x1="14.097cm" svg:y1="7.998cm" svg:x2="13.789cm" svg:y2="7.998cm">
          <text:p/>
        </draw:line>
        <draw:line draw:style-name="gr8" draw:text-style-name="P1" draw:layer="layout" svg:x1="24.185cm" svg:y1="7.998cm" svg:x2="22.371cm" svg:y2="7.998cm">
          <text:p/>
        </draw:line>
        <draw:line draw:style-name="gr8" draw:text-style-name="P1" draw:layer="layout" svg:x1="14.266cm" svg:y1="7.998cm" svg:x2="14.097cm" svg:y2="7.998cm">
          <text:p/>
        </draw:line>
        <draw:line draw:style-name="gr8" draw:text-style-name="P1" draw:layer="layout" svg:x1="22.371cm" svg:y1="7.998cm" svg:x2="22.063cm" svg:y2="7.998cm">
          <text:p/>
        </draw:line>
        <draw:line draw:style-name="gr8" draw:text-style-name="P1" draw:layer="layout" svg:x1="14.574cm" svg:y1="7.998cm" svg:x2="14.266cm" svg:y2="7.998cm">
          <text:p/>
        </draw:line>
        <draw:line draw:style-name="gr8" draw:text-style-name="P1" draw:layer="layout" svg:x1="22.063cm" svg:y1="7.998cm" svg:x2="21.894cm" svg:y2="7.998cm">
          <text:p/>
        </draw:line>
        <draw:line draw:style-name="gr8" draw:text-style-name="P1" draw:layer="layout" svg:x1="16.388cm" svg:y1="7.998cm" svg:x2="14.574cm" svg:y2="7.998cm">
          <text:p/>
        </draw:line>
        <draw:line draw:style-name="gr8" draw:text-style-name="P1" draw:layer="layout" svg:x1="21.894cm" svg:y1="7.998cm" svg:x2="21.586cm" svg:y2="7.998cm">
          <text:p/>
        </draw:line>
        <draw:line draw:style-name="gr8" draw:text-style-name="P1" draw:layer="layout" svg:x1="16.696cm" svg:y1="7.998cm" svg:x2="16.388cm" svg:y2="7.998cm">
          <text:p/>
        </draw:line>
        <draw:line draw:style-name="gr8" draw:text-style-name="P1" draw:layer="layout" svg:x1="21.586cm" svg:y1="7.998cm" svg:x2="19.772cm" svg:y2="7.998cm">
          <text:p/>
        </draw:line>
        <draw:line draw:style-name="gr8" draw:text-style-name="P1" draw:layer="layout" svg:x1="16.865cm" svg:y1="7.998cm" svg:x2="16.696cm" svg:y2="7.998cm">
          <text:p/>
        </draw:line>
        <draw:line draw:style-name="gr8" draw:text-style-name="P1" draw:layer="layout" svg:x1="19.772cm" svg:y1="7.998cm" svg:x2="19.464cm" svg:y2="7.998cm">
          <text:p/>
        </draw:line>
        <draw:line draw:style-name="gr8" draw:text-style-name="P1" draw:layer="layout" svg:x1="17.173cm" svg:y1="7.998cm" svg:x2="16.865cm" svg:y2="7.998cm">
          <text:p/>
        </draw:line>
        <draw:line draw:style-name="gr8" draw:text-style-name="P1" draw:layer="layout" svg:x1="19.464cm" svg:y1="7.998cm" svg:x2="19.295cm" svg:y2="7.998cm">
          <text:p/>
        </draw:line>
        <draw:line draw:style-name="gr8" draw:text-style-name="P1" draw:layer="layout" svg:x1="18.987cm" svg:y1="7.998cm" svg:x2="17.173cm" svg:y2="7.998cm">
          <text:p/>
        </draw:line>
        <draw:line draw:style-name="gr8" draw:text-style-name="P1" draw:layer="layout" svg:x1="19.295cm" svg:y1="7.998cm" svg:x2="18.987cm" svg:y2="7.998cm">
          <text:p/>
        </draw:line>
        <draw:line draw:style-name="gr8" draw:text-style-name="P1" draw:layer="layout" svg:x1="24.662cm" svg:y1="7.931cm" svg:x2="24.493cm" svg:y2="7.931cm">
          <text:p/>
        </draw:line>
        <draw:path draw:style-name="gr8" draw:text-style-name="P1" draw:layer="layout" svg:width="1.449cm" svg:height="2.899cm" svg:x="11.433cm" svg:y="7.927cm" svg:viewBox="0 0 1450 2900" svg:d="M1450 0c-190 0-379 38-554 110-177 73-338 180-472 315-134 134-241 294-314 470-73 175-110 365-110 554 0 190 37 380 110 555s180 337 314 471c134 135 295 242 472 314 175 73 364 111 554 111">
          <text:p/>
        </draw:path>
        <draw:path draw:style-name="gr8" draw:text-style-name="P1" draw:layer="layout" svg:width="0.642cm" svg:height="0.641cm" svg:x="12.811cm" svg:y="9.056cm" svg:viewBox="0 0 643 642" svg:d="M643 321c0-83-34-167-94-227-59-60-143-94-228-94-84-1-167 34-227 94-59 59-94 142-94 227 0 84 35 168 94 227 60 60 143 94 227 94 85 0 169-35 228-95 60-59 94-143 94-226z">
          <text:p/>
        </draw:path>
        <draw:path draw:style-name="gr8" draw:text-style-name="P1" draw:layer="layout" svg:width="0.641cm" svg:height="0.641cm" svg:x="25.306cm" svg:y="9.056cm" svg:viewBox="0 0 642 642" svg:d="M642 321c1-83-33-167-93-227-59-60-143-94-227-94-84-1-168 34-227 94-60 59-95 142-95 227 0 84 35 168 95 227 59 60 143 94 227 94s168-35 227-95c60-59 94-143 93-226z">
          <text:p/>
        </draw:path>
        <draw:path draw:style-name="gr8" draw:text-style-name="P1" draw:layer="layout" svg:width="0.641cm" svg:height="0.641cm" svg:x="19.059cm" svg:y="9.056cm" svg:viewBox="0 0 642 642" svg:d="M642 321c0-83-34-167-93-227-60-60-144-94-228-94-85-1-168 34-227 94-60 59-95 142-94 227-1 84 34 168 94 227 59 60 142 94 227 94 84 0 168-35 228-95 59-59 93-143 93-226z">
          <text:p/>
        </draw:path>
        <draw:line draw:style-name="gr8" draw:text-style-name="P1" draw:layer="layout" svg:x1="14.574cm" svg:y1="10.826cm" svg:x2="16.388cm" svg:y2="10.826cm">
          <text:p/>
        </draw:line>
        <draw:line draw:style-name="gr8" draw:text-style-name="P1" draw:layer="layout" svg:x1="17.173cm" svg:y1="10.826cm" svg:x2="18.987cm" svg:y2="10.826cm">
          <text:p/>
        </draw:line>
        <draw:line draw:style-name="gr8" draw:text-style-name="P1" draw:layer="layout" svg:x1="19.772cm" svg:y1="10.826cm" svg:x2="21.586cm" svg:y2="10.826cm">
          <text:p/>
        </draw:line>
        <draw:line draw:style-name="gr8" draw:text-style-name="P1" draw:layer="layout" svg:x1="13.789cm" svg:y1="7.927cm" svg:x2="12.882cm" svg:y2="7.927cm">
          <text:p/>
        </draw:line>
        <draw:path draw:style-name="gr8" draw:text-style-name="P1" draw:layer="layout" svg:width="0.308cm" svg:height="0.004cm" svg:x="24.185cm" svg:y="7.927cm" svg:viewBox="0 0 309 5" svg:d="M309 5c-104 0-207-5-309-5">
          <text:p/>
        </draw:path>
        <draw:path draw:style-name="gr8" draw:text-style-name="P1" draw:layer="layout" svg:width="0.308cm" svg:height="0.004cm" svg:x="13.789cm" svg:y="7.927cm" svg:viewBox="0 0 309 5" svg:d="M309 5c-104 0-206-5-309-5">
          <text:p/>
        </draw:path>
        <draw:line draw:style-name="gr8" draw:text-style-name="P1" draw:layer="layout" svg:x1="24.185cm" svg:y1="7.927cm" svg:x2="22.371cm" svg:y2="7.927cm">
          <text:p/>
        </draw:line>
        <draw:line draw:style-name="gr8" draw:text-style-name="P1" draw:layer="layout" svg:x1="14.266cm" svg:y1="7.931cm" svg:x2="14.097cm" svg:y2="7.931cm">
          <text:p/>
        </draw:line>
        <draw:path draw:style-name="gr8" draw:text-style-name="P1" draw:layer="layout" svg:width="0.308cm" svg:height="0.004cm" svg:x="22.063cm" svg:y="7.927cm" svg:viewBox="0 0 309 5" svg:d="M309 0c-104 0-207 5-309 5">
          <text:p/>
        </draw:path>
        <draw:path draw:style-name="gr8" draw:text-style-name="P1" draw:layer="layout" svg:width="0.308cm" svg:height="0.004cm" svg:x="14.266cm" svg:y="7.927cm" svg:viewBox="0 0 309 5" svg:d="M309 0c-103 0-205 5-309 5">
          <text:p/>
        </draw:path>
        <draw:line draw:style-name="gr8" draw:text-style-name="P1" draw:layer="layout" svg:x1="22.063cm" svg:y1="7.931cm" svg:x2="21.894cm" svg:y2="7.931cm">
          <text:p/>
        </draw:line>
        <draw:line draw:style-name="gr8" draw:text-style-name="P1" draw:layer="layout" svg:x1="16.388cm" svg:y1="7.927cm" svg:x2="14.574cm" svg:y2="7.927cm">
          <text:p/>
        </draw:line>
        <draw:path draw:style-name="gr8" draw:text-style-name="P1" draw:layer="layout" svg:width="0.308cm" svg:height="0.004cm" svg:x="21.586cm" svg:y="7.927cm" svg:viewBox="0 0 309 5" svg:d="M309 5c-103 0-207-5-309-5">
          <text:p/>
        </draw:path>
        <draw:path draw:style-name="gr8" draw:text-style-name="P1" draw:layer="layout" svg:width="0.308cm" svg:height="0.004cm" svg:x="16.388cm" svg:y="7.927cm" svg:viewBox="0 0 309 5" svg:d="M309 5c-103 0-205-5-309-5">
          <text:p/>
        </draw:path>
        <draw:line draw:style-name="gr8" draw:text-style-name="P1" draw:layer="layout" svg:x1="21.586cm" svg:y1="7.927cm" svg:x2="19.772cm" svg:y2="7.927cm">
          <text:p/>
        </draw:line>
        <draw:line draw:style-name="gr8" draw:text-style-name="P1" draw:layer="layout" svg:x1="16.865cm" svg:y1="7.931cm" svg:x2="16.696cm" svg:y2="7.931cm">
          <text:p/>
        </draw:line>
        <draw:path draw:style-name="gr8" draw:text-style-name="P1" draw:layer="layout" svg:width="0.308cm" svg:height="0.004cm" svg:x="19.464cm" svg:y="7.927cm" svg:viewBox="0 0 309 5" svg:d="M309 0c-103 0-205 5-309 5">
          <text:p/>
        </draw:path>
        <draw:path draw:style-name="gr8" draw:text-style-name="P1" draw:layer="layout" svg:width="0.308cm" svg:height="0.004cm" svg:x="16.865cm" svg:y="7.927cm" svg:viewBox="0 0 309 5" svg:d="M309 0c-104 0-206 5-309 5">
          <text:p/>
        </draw:path>
        <draw:line draw:style-name="gr8" draw:text-style-name="P1" draw:layer="layout" svg:x1="19.464cm" svg:y1="7.931cm" svg:x2="19.295cm" svg:y2="7.931cm">
          <text:p/>
        </draw:line>
        <draw:line draw:style-name="gr8" draw:text-style-name="P1" draw:layer="layout" svg:x1="18.987cm" svg:y1="7.927cm" svg:x2="17.173cm" svg:y2="7.927cm">
          <text:p/>
        </draw:line>
        <draw:path draw:style-name="gr8" draw:text-style-name="P1" draw:layer="layout" svg:width="0.308cm" svg:height="0.004cm" svg:x="18.987cm" svg:y="7.927cm" svg:viewBox="0 0 309 5" svg:d="M309 5c-104 0-206-5-309-5">
          <text:p/>
        </draw:path>
        <draw:path draw:style-name="gr8" draw:text-style-name="P1" draw:layer="layout" svg:width="0.684cm" svg:height="0.171cm" svg:x="12.198cm" svg:y="7.927cm" svg:viewBox="0 0 685 172" svg:d="M685 0c-237 0-476 60-685 172">
          <text:p/>
        </draw:path>
        <draw:path draw:style-name="gr8" draw:text-style-name="P1" draw:layer="layout" svg:width="1.449cm" svg:height="1.533cm" svg:x="11.433cm" svg:y="9.293cm" svg:viewBox="0 0 1450 1534" svg:d="M2 0c-11 196 18 394 85 579s172 355 306 498 298 259 479 337c182 79 381 120 578 120">
          <text:p/>
        </draw:path>
        <draw:path draw:style-name="gr8" draw:text-style-name="P1" draw:layer="layout" svg:width="0.5cm" svg:height="0.499cm" svg:x="12.882cm" svg:y="9.127cm" svg:viewBox="0 0 501 500" svg:d="M501 250c0-64-26-129-73-177-46-47-112-74-178-73-65-1-130 26-177 73-46 47-73 112-73 177 0 66 27 131 73 177 47 47 112 74 177 73 66 1 132-27 178-73 47-47 73-112 73-177z">
          <text:p/>
        </draw:path>
        <draw:path draw:style-name="gr8" draw:text-style-name="P1" draw:layer="layout" svg:width="0.5cm" svg:height="0.499cm" svg:x="25.377cm" svg:y="9.127cm" svg:viewBox="0 0 501 500" svg:d="M501 250c0-64-27-129-73-177-46-47-112-74-178-73-66-1-131 26-177 73-47 47-73 112-73 177 0 66 26 131 73 177 46 47 111 74 177 73 66 1 132-27 178-73 46-47 73-112 73-177z">
          <text:p/>
        </draw:path>
        <draw:path draw:style-name="gr8" draw:text-style-name="P1" draw:layer="layout" svg:width="0.5cm" svg:height="0.499cm" svg:x="19.129cm" svg:y="9.127cm" svg:viewBox="0 0 501 500" svg:d="M501 250c1-64-26-129-72-177-47-47-112-74-177-73-66-1-131 26-178 73s-74 112-74 177c0 66 27 131 74 177 47 47 112 74 178 73 65 1 130-27 177-73 46-47 73-112 72-177z">
          <text:p/>
        </draw:path>
        <draw:line draw:style-name="gr8" draw:text-style-name="P1" draw:layer="layout" svg:x1="13.789cm" svg:y1="7.927cm" svg:x2="12.882cm" svg:y2="7.927cm">
          <text:p/>
        </draw:line>
        <draw:path draw:style-name="gr8" draw:text-style-name="P1" draw:layer="layout" svg:width="0.173cm" svg:height="0.237cm" svg:x="13.209cm" svg:y="9.139cm" svg:viewBox="0 0 174 238" svg:d="M174 238c0-109-71-205-174-238">
          <text:p/>
        </draw:path>
        <draw:path draw:style-name="gr8" draw:text-style-name="P1" draw:layer="layout" svg:width="0cm" svg:height="0.006cm" svg:x="13.382cm" svg:y="9.376cm" svg:viewBox="0 0 0 7" svg:d="M0 7c0-2 0-4 0-7">
          <text:p/>
        </draw:path>
        <draw:path draw:style-name="gr8" draw:text-style-name="P1" draw:layer="layout" svg:width="0.173cm" svg:height="0.237cm" svg:x="25.704cm" svg:y="9.139cm" svg:viewBox="0 0 174 238" svg:d="M174 238c0-109-70-205-174-238">
          <text:p/>
        </draw:path>
        <draw:path draw:style-name="gr8" draw:text-style-name="P1" draw:layer="layout" svg:width="0cm" svg:height="0.006cm" svg:x="25.876cm" svg:y="9.376cm" svg:viewBox="0 0 1 7" svg:d="M0 7c1-2 1-4 1-7">
          <text:p/>
        </draw:path>
        <draw:path draw:style-name="gr8" draw:text-style-name="P1" draw:layer="layout" svg:width="0.172cm" svg:height="0.237cm" svg:x="19.457cm" svg:y="9.139cm" svg:viewBox="0 0 173 238" svg:d="M173 238c0-109-69-205-173-238">
          <text:p/>
        </draw:path>
        <draw:path draw:style-name="gr8" draw:text-style-name="P1" draw:layer="layout" svg:width="0cm" svg:height="0.006cm" svg:x="19.629cm" svg:y="9.376cm" svg:viewBox="0 0 0 7" svg:d="M0 7c0-2 0-4 0-7">
          <text:p/>
        </draw:path>
        <draw:path draw:style-name="gr8" draw:text-style-name="P1" draw:layer="layout" svg:width="0.43cm" svg:height="0.429cm" svg:x="12.917cm" svg:y="9.162cm" svg:viewBox="0 0 431 430" svg:d="M431 215c0 119-96 215-215 215-120 0-216-96-216-215 0-118 96-215 216-215 119 0 215 97 215 215z">
          <text:p/>
        </draw:path>
        <draw:path draw:style-name="gr8" draw:text-style-name="P1" draw:layer="layout" svg:width="0.43cm" svg:height="0.429cm" svg:x="25.412cm" svg:y="9.162cm" svg:viewBox="0 0 431 430" svg:d="M431 215c0 119-97 215-215 215-120 0-216-96-216-215 0-118 96-215 216-215 118 0 215 97 215 215z">
          <text:p/>
        </draw:path>
        <draw:path draw:style-name="gr8" draw:text-style-name="P1" draw:layer="layout" svg:width="0.43cm" svg:height="0.429cm" svg:x="19.164cm" svg:y="9.162cm" svg:viewBox="0 0 431 430" svg:d="M431 215c0 119-97 215-216 215-118 0-215-96-215-215 0-118 97-215 215-215 119 0 216 97 216 215z">
          <text:p/>
        </draw:path>
        <draw:polygon draw:style-name="gr7" draw:text-style-name="P1" draw:layer="layout" svg:width="0cm" svg:height="0cm" svg:x="19.379cm" svg:y="9.376cm" svg:viewBox="0 0 0 0" draw:points="0,0">
          <text:p/>
        </draw:polygon>
        <draw:polyline draw:style-name="gr9" draw:text-style-name="P1" draw:layer="layout" svg:width="5.683cm" svg:height="3.331cm" svg:x="13.313cm" svg:y="9.493cm" svg:viewBox="0 0 5684 3332" draw:points="5684,3332 5184,3332 0,0">
          <text:p/>
        </draw:polyline>
        <draw:polygon draw:style-name="gr10" draw:text-style-name="P2" draw:layer="layout" svg:width="0.465cm" svg:height="0.34cm" svg:x="13.313cm" svg:y="9.493cm" svg:viewBox="0 0 466 341" draw:points="0,0 375,341 466,201">
          <text:p/>
        </draw:polygon>
        <draw:polygon draw:style-name="gr7" draw:text-style-name="P1" draw:layer="layout" svg:width="0cm" svg:height="0cm" svg:x="19.379cm" svg:y="9.376cm" svg:viewBox="0 0 0 0" draw:points="0,0">
          <text:p/>
        </draw:polygon>
        <draw:polyline draw:style-name="gr9" draw:text-style-name="P1" draw:layer="layout" svg:width="0.867cm" svg:height="3.22cm" svg:x="18.457cm" svg:y="9.584cm" svg:viewBox="0 0 868 3221" draw:points="500,3221 0,3221 868,0">
          <text:p/>
        </draw:polyline>
        <draw:polygon draw:style-name="gr10" draw:text-style-name="P2" draw:layer="layout" svg:width="0.211cm" svg:height="0.504cm" svg:x="19.113cm" svg:y="9.584cm" svg:viewBox="0 0 212 505" draw:points="212,0 0,462 162,505">
          <text:p/>
        </draw:polygon>
        <draw:polygon draw:style-name="gr7" draw:text-style-name="P1" draw:layer="layout" svg:width="0cm" svg:height="0cm" svg:x="19.379cm" svg:y="9.376cm" svg:viewBox="0 0 0 0" draw:points="0,0">
          <text:p/>
        </draw:polygon>
        <draw:polyline draw:style-name="gr9" draw:text-style-name="P1" draw:layer="layout" svg:width="7.202cm" svg:height="3.362cm" svg:x="18.233cm" svg:y="9.473cm" svg:viewBox="0 0 7203 3363" draw:points="0,3363 500,3363 7203,0">
          <text:p/>
        </draw:polyline>
        <draw:polygon draw:style-name="gr10" draw:text-style-name="P2" draw:layer="layout" svg:width="0.484cm" svg:height="0.298cm" svg:x="24.951cm" svg:y="9.473cm" svg:viewBox="0 0 485 299" draw:points="485,0 0,149 74,299">
          <text:p/>
        </draw:polygon>
        <draw:frame draw:style-name="gr11" draw:text-style-name="P5" draw:layer="layout" svg:width="0.665cm" svg:height="0.78cm" svg:x="27.632cm" svg:y="19.278cm">
          <draw:text-box>
            <text:p text:style-name="P4"><text:span text:style-name="T1">X</text:span></text:p>
          </draw:text-box>
        </draw:frame>
        <draw:frame draw:style-name="gr12" draw:text-style-name="P6" draw:layer="layout" svg:width="0.119cm" svg:height="0.141cm" svg:x="28.042cm" svg:y="19.785cm">
          <draw:text-box>
            <text:p text:style-name="P4"><text:span text:style-name="T2"><text:s/></text:span></text:p>
          </draw:text-box>
        </draw:frame>
        <draw:frame draw:style-name="gr13" draw:text-style-name="P7" draw:layer="layout" svg:width="9.04cm" svg:height="0.623cm" svg:x="15.01cm" svg:y="13.323cm">
          <draw:text-box>
            <text:p text:style-name="P4"><text:span text:style-name="T3">3X M3 Brass Inserts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5T11:07:02.535900002</dc:date>
    <meta:editing-duration>PT1M29S</meta:editing-duration>
    <meta:editing-cycles>1</meta:editing-cycles>
    <meta:document-statistic meta:object-count="643"/>
    <meta:generator>LibreOffice/5.2.7.2$Linux_X86_64 LibreOffice_project/20m0$Build-2</meta:generator>
  </office:meta>
</office:document-meta>
</file>